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in"/>
    </style:style>
    <style:style style:name="co2" style:family="table-column">
      <style:table-column-properties fo:break-before="auto" style:column-width="0.8925in"/>
    </style:style>
    <style:style style:name="co3" style:family="table-column">
      <style:table-column-properties fo:break-before="auto" style:column-width="1.2799in"/>
    </style:style>
    <style:style style:name="co4" style:family="table-column">
      <style:table-column-properties fo:break-before="auto" style:column-width="0.4929in"/>
    </style:style>
    <style:style style:name="co5" style:family="table-column">
      <style:table-column-properties fo:break-before="auto" style:column-width="0.428in"/>
    </style:style>
    <style:style style:name="co6" style:family="table-column">
      <style:table-column-properties fo:break-before="auto" style:column-width="0.55in"/>
    </style:style>
    <style:style style:name="co7" style:family="table-column">
      <style:table-column-properties fo:break-before="auto" style:column-width="0.2311in"/>
    </style:style>
    <style:style style:name="co8" style:family="table-column">
      <style:table-column-properties fo:break-before="auto" style:column-width="0.5917in"/>
    </style:style>
    <style:style style:name="co9" style:family="table-column">
      <style:table-column-properties fo:break-before="auto" style:column-width="0.8902in"/>
    </style:style>
    <style:style style:name="co10" style:family="table-column">
      <style:table-column-properties fo:break-before="auto" style:column-width="0.7882in"/>
    </style:style>
    <style:style style:name="co11" style:family="table-column">
      <style:table-column-properties fo:break-before="auto" style:column-width="0.548in"/>
    </style:style>
    <style:style style:name="co12" style:family="table-column">
      <style:table-column-properties fo:break-before="auto" style:column-width="0.2752in"/>
    </style:style>
    <style:style style:name="co13" style:family="table-column">
      <style:table-column-properties fo:break-before="auto" style:column-width="0.3189in"/>
    </style:style>
    <style:style style:name="co14" style:family="table-column">
      <style:table-column-properties fo:break-before="auto" style:column-width="0.5154in"/>
    </style:style>
    <style:style style:name="co15" style:family="table-column">
      <style:table-column-properties fo:break-before="auto" style:column-width="0.3516in"/>
    </style:style>
    <style:style style:name="co16" style:family="table-column">
      <style:table-column-properties fo:break-before="auto" style:column-width="0.4717in"/>
    </style:style>
    <style:style style:name="ro1" style:family="table-row">
      <style:table-row-properties style:row-height="0.4118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0.1783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6839in" fo:break-before="auto" style:use-optimal-row-height="true"/>
    </style:style>
    <style:style style:name="ro7" style:family="table-row">
      <style:table-row-properties style:row-height="0.5181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wrap-option="wrap"/>
      <style:text-properties fo:font-size="24pt" fo:font-weight="bold"/>
    </style:style>
    <style:style style:name="ce2" style:family="table-cell" style:parent-style-name="Default">
      <style:table-cell-properties fo:wrap-option="wrap"/>
      <style:text-properties fo:font-size="12pt"/>
    </style:style>
    <style:style style:name="ce3" style:family="table-cell" style:parent-style-name="Default">
      <style:table-cell-properties fo:wrap-option="wrap"/>
    </style:style>
    <style:style style:name="ce4" style:family="table-cell" style:parent-style-name="Default" style:data-style-name="N84">
      <style:table-cell-properties style:text-align-source="fix" style:repeat-content="false" fo:wrap-option="wrap"/>
      <style:paragraph-properties fo:text-align="start" fo:margin-left="0in"/>
    </style:style>
    <style:style style:name="ce5" style:family="table-cell" style:parent-style-name="Default">
      <style:text-properties fo:font-weight="bold"/>
    </style:style>
    <style:style style:name="ce6" style:family="table-cell" style:parent-style-name="Default">
      <style:table-cell-properties style:text-align-source="fix" style:repeat-content="false"/>
      <style:paragraph-properties fo:text-align="end" fo:margin-left="0in"/>
      <style:text-properties fo:font-weight="bold"/>
    </style:style>
    <style:style style:name="ce7" style:family="table-cell" style:parent-style-name="Default">
      <style:table-cell-properties style:text-align-source="fix" style:repeat-content="false"/>
      <style:paragraph-properties fo:text-align="end" fo:margin-left="0in"/>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data-style-name="N110"/>
    <style:style style:name="ce10" style:family="table-cell" style:parent-style-name="Default" style:data-style-name="N110">
      <style:text-properties fo:font-weight="bold"/>
    </style:style>
    <style:style style:name="ce11" style:family="table-cell" style:parent-style-name="Default">
      <style:table-cell-properties style:text-align-source="fix" style:repeat-content="false"/>
      <style:paragraph-properties fo:text-align="center" fo:margin-left="0in"/>
      <style:text-properties fo:font-weight="bold"/>
    </style:style>
    <style:style style:name="ce12" style:family="table-cell" style:parent-style-name="Default">
      <style:table-cell-properties style:text-align-source="value-type" style:repeat-content="false"/>
      <style:paragraph-properties fo:margin-left="0in"/>
      <style:text-properties fo:font-weight="bold"/>
    </style:style>
    <style:style style:name="ce13" style:family="table-cell" style:parent-style-name="Default">
      <style:map style:condition="is-true-formula(OR(MIN([.$AB18];[.$AC18];[.$AD18])&lt;0;MAX([.$AE18];[.$AF18];[.$AH18])&gt;0))" style:apply-style-name="OutsideRoom" style:base-cell-address="Coordinates.AH18"/>
    </style:style>
    <style:style style:name="ce14" style:family="table-cell" style:parent-style-name="Default" style:data-style-name="N2">
      <style:table-cell-properties fo:border-bottom="none" fo:border-left="none" fo:border-right="0.0071in solid #000000" fo:border-top="none"/>
      <style:map style:condition="is-true-formula(OR(MIN([.$AB18];[.$AC18];[.$AD18])&lt;0;MAX([.$AE18];[.$AF18];[.$AH18])&gt;0))" style:apply-style-name="OutsideRoom" style:base-cell-address="Coordinates.AH18"/>
    </style:style>
    <style:style style:name="ce15" style:family="table-cell" style:parent-style-name="Default">
      <style:table-cell-properties fo:border-bottom="none" fo:border-left="0.0071in solid #000000" fo:border-right="none" fo:border-top="none"/>
      <style:map style:condition="is-true-formula(OR(MIN([.$AB18];[.$AC18];[.$AD18])&lt;0;MAX([.$AE18];[.$AF18];[.$AH18])&gt;0))" style:apply-style-name="OutsideRoom" style:base-cell-address="Coordinates.AH18"/>
    </style:style>
    <style:style style:name="ce16" style:family="table-cell" style:parent-style-name="Default">
      <style:table-cell-properties fo:border-bottom="none" fo:border-left="none" fo:border-right="0.0008in solid #808080" fo:border-top="none"/>
      <style:map style:condition="is-true-formula(OR(MIN([.$AB18];[.$AC18];[.$AD18])&lt;0;MAX([.$AE18];[.$AF18];[.$AH18])&gt;0))" style:apply-style-name="OutsideRoom" style:base-cell-address="Coordinates.AH18"/>
    </style:style>
    <style:style style:name="ce17" style:family="table-cell" style:parent-style-name="Default" style:data-style-name="N110">
      <style:table-cell-properties fo:border-bottom="none" fo:border-left="0.0008in solid #808080" fo:border-right="0.0008in solid #000000" fo:border-top="none"/>
      <style:map style:condition="is-true-formula(OR(MIN([.$AB18];[.$AC18];[.$AD18])&lt;0;MAX([.$AE18];[.$AF18];[.$AH18])&gt;0))" style:apply-style-name="OutsideRoom" style:base-cell-address="Coordinates.AH18"/>
    </style:style>
    <style:style style:name="ce18" style:family="table-cell" style:parent-style-name="Default">
      <style:table-cell-properties fo:border-bottom="none" fo:border-left="0.0008in solid #000000" fo:border-right="none" fo:border-top="none"/>
      <style:map style:condition="is-true-formula(OR(MIN([.$AB18];[.$AC18];[.$AD18])&lt;0;MAX([.$AE18];[.$AF18];[.$AH18])&gt;0))" style:apply-style-name="OutsideRoom" style:base-cell-address="Coordinates.AH18"/>
    </style:style>
    <style:style style:name="ce19" style:family="table-cell" style:parent-style-name="Default" style:data-style-name="N2">
      <style:table-cell-properties fo:border-bottom="none" fo:border-left="0.0008in solid #000000" fo:border-right="0.0008in solid #808080" fo:border-top="none"/>
      <style:map style:condition="is-true-formula(OR(MIN([.$AB18];[.$AC18];[.$AD18])&lt;0;MAX([.$AE18];[.$AF18];[.$AH18])&gt;0))" style:apply-style-name="OutsideRoom" style:base-cell-address="Coordinates.AH18"/>
    </style:style>
    <style:style style:name="ce20" style:family="table-cell" style:parent-style-name="Default" style:data-style-name="N2">
      <style:table-cell-properties fo:border-bottom="none" fo:border-left="0.0008in solid #808080" fo:border-right="0.0008in solid #808080" fo:border-top="none"/>
      <style:text-properties style:font-name-asian="Bitstream Vera Sans" style:font-name-complex="Lucidasans"/>
      <style:map style:condition="is-true-formula(OR(MIN([.$AB18];[.$AC18];[.$AD18])&lt;0;MAX([.$AE18];[.$AF18];[.$AH18])&gt;0))" style:apply-style-name="OutsideRoom" style:base-cell-address="Coordinates.AH18"/>
    </style:style>
    <style:style style:name="ce21" style:family="table-cell" style:parent-style-name="Default" style:data-style-name="N2">
      <style:table-cell-properties fo:border-bottom="none" fo:border-left="0.0008in solid #808080" fo:border-right="0.0071in solid #000000" fo:border-top="none"/>
      <style:text-properties style:font-name-asian="Bitstream Vera Sans" style:font-name-complex="Lucidasans"/>
      <style:map style:condition="is-true-formula(OR(MIN([.$AB18];[.$AC18];[.$AD18])&lt;0;MAX([.$AE18];[.$AF18];[.$AH18])&gt;0))" style:apply-style-name="OutsideRoom" style:base-cell-address="Coordinates.AH18"/>
    </style:style>
    <style:style style:name="ce22" style:family="table-cell" style:parent-style-name="Default" style:data-style-name="N2">
      <style:table-cell-properties fo:border-bottom="none" fo:border-left="0.0008in solid #000000" fo:border-right="0.0008in solid #808080" fo:border-top="none"/>
      <style:text-properties style:font-name-asian="Bitstream Vera Sans" style:font-name-complex="Lucidasans"/>
      <style:map style:condition="is-true-formula(OR(MIN([.$AB18];[.$AC18];[.$AD18])&lt;0;MAX([.$AE18];[.$AF18];[.$AH18])&gt;0))" style:apply-style-name="OutsideRoom" style:base-cell-address="Coordinates.AH18"/>
    </style:style>
    <style:style style:name="ce23" style:family="table-cell" style:parent-style-name="Default" style:data-style-name="N2">
      <style:table-cell-properties fo:border-bottom="none" fo:border-left="0.0008in solid #808080" fo:border-right="0.0008in solid #000000" fo:border-top="none"/>
      <style:text-properties style:font-name-asian="Bitstream Vera Sans" style:font-name-complex="Lucidasans"/>
      <style:map style:condition="is-true-formula(OR(MIN([.$AB18];[.$AC18];[.$AD18])&lt;0;MAX([.$AE18];[.$AF18];[.$AH18])&gt;0))" style:apply-style-name="OutsideRoom" style:base-cell-address="Coordinates.AH18"/>
    </style:style>
    <style:style style:name="ce24" style:family="table-cell" style:parent-style-name="Default" style:data-style-name="N2">
      <style:table-cell-properties fo:border-bottom="none" fo:border-left="0.0008in solid #808080" fo:border-right="0.0138in solid #000000" fo:border-top="none"/>
      <style:text-properties style:font-name-asian="Bitstream Vera Sans" style:font-name-complex="Lucidasans"/>
      <style:map style:condition="is-true-formula(OR(MIN([.$AB18];[.$AC18];[.$AD18])&lt;0;MAX([.$AE18];[.$AF18];[.$AH18])&gt;0))" style:apply-style-name="OutsideRoom" style:base-cell-address="Coordinates.AH18"/>
    </style:style>
    <style:style style:name="ce25" style:family="table-cell" style:parent-style-name="Default" style:data-style-name="N2">
      <style:table-cell-properties fo:border-bottom="none" fo:border-left="0.0138in solid #000000" fo:border-right="none" fo:border-top="none"/>
      <style:map style:condition="is-true-formula(OR(MIN([.$AB18];[.$AC18];[.$AD18])&lt;0;MAX([.$AE18];[.$AF18];[.$AH18])&gt;0))" style:apply-style-name="OutsideRoom" style:base-cell-address="Coordinates.AH18"/>
    </style:style>
    <style:style style:name="ce26" style:family="table-cell" style:parent-style-name="Default" style:data-style-name="N2">
      <style:map style:condition="is-true-formula(OR(MIN([.$AB18];[.$AC18];[.$AD18])&lt;0;MAX([.$AE18];[.$AF18];[.$AH18])&gt;0))" style:apply-style-name="OutsideRoom" style:base-cell-address="Coordinates.AH18"/>
    </style:style>
    <style:style style:name="ce27" style:family="table-cell" style:parent-style-name="Default">
      <style:table-cell-properties style:text-align-source="fix" style:repeat-content="false" fo:wrap-option="wrap" style:vertical-align="top"/>
      <style:paragraph-properties fo:text-align="center" fo:margin-left="0in"/>
      <style:text-properties fo:font-weight="bold"/>
    </style:style>
    <style:style style:name="ce28" style:family="table-cell" style:parent-style-name="Default" style:data-style-name="N2">
      <style:table-cell-properties fo:border-bottom="none" fo:border-left="0.0071in solid #000000" fo:border-right="0.0008in solid #808080" fo:border-top="none"/>
      <style:map style:condition="is-true-formula(OR(MIN([.$AB18];[.$AC18];[.$AD18])&lt;0;MAX([.$AE18];[.$AF18];[.$AH18])&gt;0))" style:apply-style-name="OutsideRoom" style:base-cell-address="Coordinates.AH18"/>
    </style:style>
    <style:style style:name="ce29" style:family="table-cell" style:parent-style-name="Default" style:data-style-name="N2">
      <style:table-cell-properties fo:border-bottom="none" fo:border-left="0.0008in solid #808080" fo:border-right="0.0008in solid #000000" fo:border-top="none"/>
      <style:map style:condition="is-true-formula(OR(MIN([.$AB18];[.$AC18];[.$AD18])&lt;0;MAX([.$AE18];[.$AF18];[.$AH18])&gt;0))" style:apply-style-name="OutsideRoom" style:base-cell-address="Coordinates.AH18"/>
    </style:style>
    <style:style style:name="ce30" style:family="table-cell" style:parent-style-name="Default" style:data-style-name="N2">
      <style:table-cell-properties fo:border-bottom="none" fo:border-left="0.0008in solid #808080" fo:border-right="none" fo:border-top="none"/>
      <style:map style:condition="is-true-formula(OR(MIN([.$AB18];[.$AC18];[.$AD18])&lt;0;MAX([.$AE18];[.$AF18];[.$AH18])&gt;0))" style:apply-style-name="OutsideRoom" style:base-cell-address="Coordinates.AH18"/>
    </style:style>
    <style:style style:name="gr1" style:family="graphic">
      <style:graphic-properties draw:ole-draw-aspect="1"/>
    </style:style>
    <style:style style:name="T1" style:family="text">
      <style:text-properties style:font-name="Arial1" style:font-name-asian="Arial1" style:font-name-complex="Arial1"/>
    </style:style>
  </office:automatic-styles>
  <office:body>
    <office:spreadsheet>
      <table:table table:name="Info" table:style-name="ta1" table:print="false">
        <table:table-column table:style-name="co1" table:default-cell-style-name="ce3"/>
        <table:table-row table:style-name="ro1">
          <table:table-cell table:style-name="ce1" office:value-type="string">
            <text:p>Star Position Calculations</text:p>
          </table:table-cell>
        </table:table-row>
        <table:table-row table:style-name="ro2">
          <table:table-cell table:style-name="ce2" office:value-type="string">
            <text:p>The Big Dipper</text:p>
          </table:table-cell>
        </table:table-row>
        <table:table-row table:style-name="ro3">
          <table:table-cell office:value-type="string">
            <text:p>Version 1.0</text:p>
          </table:table-cell>
        </table:table-row>
        <table:table-row table:style-name="ro3">
          <table:table-cell table:style-name="ce4" office:value-type="date" office:date-value="2007-03-26">
            <text:p>2007-03-26</text:p>
          </table:table-cell>
        </table:table-row>
        <table:table-row table:style-name="ro4">
          <table:table-cell/>
        </table:table-row>
        <table:table-row table:style-name="ro3">
          <table:table-cell office:value-type="string">
            <text:p><text:a xlink:href="http://hethrael.com/big-dipper/">http://hethrael.com/big-dipper/</text:a></text:p>
          </table:table-cell>
        </table:table-row>
        <table:table-row table:style-name="ro3">
          <table:table-cell office:value-type="string">
            <text:p>Email me with any questions or comments. (See the web page for my email address)</text:p>
          </table:table-cell>
        </table:table-row>
        <table:table-row table:style-name="ro4">
          <table:table-cell/>
        </table:table-row>
        <table:table-row table:style-name="ro3">
          <table:table-cell office:value-type="string">
            <text:p>This spreadsheet calculates the position of stars on a scale to fit them inside a room.</text:p>
          </table:table-cell>
        </table:table-row>
        <table:table-row table:style-name="ro4">
          <table:table-cell/>
        </table:table-row>
        <table:table-row table:style-name="ro3">
          <table:table-cell office:value-type="string">
            <text:p>Notes for using this spreadsheet:</text:p>
          </table:table-cell>
        </table:table-row>
        <table:table-row table:style-name="ro3">
          <table:table-cell office:value-type="string">
            <text:p>In OpenOffice.org, choose View | Value Highlighting (or press Ctrl+F8) to turn user-entered numbers blue.</text:p>
          </table:table-cell>
        </table:table-row>
        <table:table-row table:style-name="ro3">
          <table:table-cell office:value-type="string">
            <text:p>For the bearing entry, 0 is North, 90 is East, 180 is South, and 270 is West.</text:p>
          </table:table-cell>
        </table:table-row>
        <table:table-row table:style-name="ro5">
          <table:table-cell office:value-type="string">
            <text:p>An orange background means the object falls outside of the room, i.e. it has a negative in a <text:span text:style-name="T1">“</text:span>From Corner<text:span text:style-name="T1">”</text:span> column or a positive in a <text:span text:style-name="T1">“</text:span>From Opposite Corner<text:span text:style-name="T1">”</text:span> or <text:span text:style-name="T1">“</text:span>From Ceiling<text:span text:style-name="T1">”</text:span> column.</text:p>
          </table:table-cell>
        </table:table-row>
        <table:table-row table:style-name="ro5">
          <table:table-cell office:value-type="string">
            <text:p>If your ceiling is flat, all values in the ceiling height column will be the same. Otherwise, ceiling height is the height of the ceiling at that X, Y coordinate.</text:p>
          </table:table-cell>
        </table:table-row>
        <table:table-row table:style-name="ro5">
          <table:table-cell office:value-type="string">
            <text:p>The charts do not automatically match the size of the room. Their widths, heights, and axes maximum scales must be manually changed if you change the size of the room.</text:p>
          </table:table-cell>
        </table:table-row>
        <table:table-row table:style-name="ro3">
          <table:table-cell office:value-type="string">
            <text:p>If you want to use units other than light years and inches, enter the units on the parameters sheet.</text:p>
          </table:table-cell>
        </table:table-row>
        <table:table-row table:style-name="ro4">
          <table:table-cell/>
        </table:table-row>
        <table:table-row table:style-name="ro3">
          <table:table-cell office:value-type="string">
            <text:p>Notes unnecessary for using this spreadsheet:</text:p>
          </table:table-cell>
        </table:table-row>
        <table:table-row table:style-name="ro5">
          <table:table-cell office:value-type="string">
            <text:p>The RA and Dec of the Earth are meaningless; the equally meaningless azimuthal values simply look nicer with the values of RA and Dec given.</text:p>
          </table:table-cell>
        </table:table-row>
        <table:table-row table:style-name="ro3">
          <table:table-cell office:value-type="string">
            <text:p>There are hidden columns that show intermediate calculations.</text:p>
          </table:table-cell>
        </table:table-row>
        <table:table-row table:style-name="ro6">
          <table:table-cell office:value-type="string">
            <text:p>The azimuthal and bearing coordinate systems are left-handed. All other coordinate systems are right-handed. (Right-handed: 7° is 1° to the left of 6°; the X and Y axes are as you would see a standard graph lying on the floor, X pointing to the right and Y forward. Left-handed: 7° is 1° to the right of 6°; the X and Y axes are swapped. The Z axis points up in both systems.)</text:p>
          </table:table-cell>
        </table:table-row>
        <table:table-row table:style-name="ro5">
          <table:table-cell office:value-type="string">
            <text:p>The positive X axis of the azimuthal Cartesian coordinate system points North. The azimuthal rotated Cartesian coordinate system points toward the bearing entered. They will match if the bearing is 0.</text:p>
          </table:table-cell>
        </table:table-row>
        <table:table-row table:style-name="ro7">
          <table:table-cell office:value-type="string">
            <text:p>The azimuthal Cartesian coordinate system is calculated from the polar equatorial coordinates using trigonometry. The azimuthal rotated Cartesian coordinate system uses matrix multiplication and Euler angles to convert the Cartesian equatorial coordinates. The transformation matrix is hidden on the parameters sheet.</text:p>
          </table:table-cell>
        </table:table-row>
        <table:table-row table:style-name="ro4" table:number-rows-repeated="65511">
          <table:table-cell/>
        </table:table-row>
        <table:table-row table:style-name="ro4">
          <table:table-cell/>
        </table:table-row>
      </table:table>
      <table:table table:name="Parameters" table:style-name="ta1" table:print="false">
        <table:table-column table:style-name="co3" table:default-cell-style-name="Default"/>
        <table:table-column table:style-name="co4" table:default-cell-style-name="Default"/>
        <table:table-column table:style-name="co5" table:number-columns-repeated="2" table:default-cell-style-name="Default"/>
        <table:table-column table:style-name="co6" table:visibility="collapse" table:default-cell-style-name="ce9"/>
        <table:table-column table:style-name="co2" table:default-cell-style-name="Default"/>
        <table:table-column table:style-name="co7" table:visibility="collapse" table:default-cell-style-name="Default"/>
        <table:table-column table:style-name="co8" table:visibility="collapse" table:default-cell-style-name="Default"/>
        <table:table-column table:style-name="co9" table:visibility="collapse" table:number-columns-repeated="3" table:default-cell-style-name="Default"/>
        <table:table-row table:style-name="ro4">
          <table:table-cell/>
          <table:table-cell table:style-name="ce6" office:value-type="string">
            <text:p>h</text:p>
          </table:table-cell>
          <table:table-cell table:style-name="ce6" office:value-type="string">
            <text:p>m</text:p>
          </table:table-cell>
          <table:table-cell table:style-name="ce6" office:value-type="string">
            <text:p>s</text:p>
          </table:table-cell>
          <table:table-cell table:style-name="ce6" office:value-type="string">
            <text:p>rad</text:p>
          </table:table-cell>
          <table:table-cell table:style-name="ce7" table:number-columns-repeated="2"/>
          <table:table-cell/>
          <table:table-cell table:style-name="ce11" office:value-type="string" table:number-columns-spanned="3" table:number-rows-spanned="1">
            <text:p>Euler’s Angles Transformation Matrix</text:p>
          </table:table-cell>
          <table:covered-table-cell table:number-columns-repeated="2"/>
        </table:table-row>
        <table:table-row table:style-name="ro4">
          <table:table-cell table:style-name="ce5" office:value-type="string">
            <text:p>LST</text:p>
          </table:table-cell>
          <table:table-cell office:value-type="float" office:value="22">
            <text:p>22</text:p>
          </table:table-cell>
          <table:table-cell office:value-type="float" office:value="57">
            <text:p>57</text:p>
          </table:table-cell>
          <table:table-cell office:value-type="float" office:value="8">
            <text:p>8</text:p>
          </table:table-cell>
          <table:table-cell table:formula="oooc:=([.B2]/12+[.C2]/720+[.D2]/43200)*PI()" office:value-type="float" office:value="6.00887772640781">
            <text:p>6.0089</text:p>
          </table:table-cell>
          <table:table-cell table:style-name="ce9"/>
          <table:table-cell table:style-name="ce10" office:value-type="string">
            <text:p>ψ</text:p>
          </table:table-cell>
          <table:table-cell table:style-name="ce9" table:formula="oooc:=MOD(lst-tz;PI()*2)" office:value-type="float" office:value="1.29648874602312">
            <text:p>1.2965</text:p>
          </table:table-cell>
          <table:table-cell table:style-name="ce9" table:formula="oooc:=COS(φ)*COS(ψ)-SIN(φ)*COS(θ)*SIN(ψ)" office:value-type="float" office:value="-0.180475583132729">
            <text:p>-0.1805</text:p>
          </table:table-cell>
          <table:table-cell table:style-name="ce9" table:formula="oooc:=COS(φ)*SIN(ψ)+SIN(φ)*COS(θ)*COS(ψ)" office:value-type="float" office:value="0.901753210299491">
            <text:p>0.9018</text:p>
          </table:table-cell>
          <table:table-cell table:style-name="ce9" table:formula="oooc:=SIN(φ)*SIN(θ)" office:value-type="float" office:value="0.392771831484214">
            <text:p>0.3928</text:p>
          </table:table-cell>
        </table:table-row>
        <table:table-row table:style-name="ro4">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rad</text:p>
          </table:table-cell>
          <table:table-cell/>
          <table:table-cell table:style-name="ce5" office:value-type="string">
            <text:p>θ</text:p>
          </table:table-cell>
          <table:table-cell table:style-name="ce9" table:formula="oooc:=PI()/2-latitude" office:value-type="float" office:value="0.754297365754272">
            <text:p>0.7543</text:p>
          </table:table-cell>
          <table:table-cell table:style-name="ce9" table:formula="oooc:=-SIN(φ)*COS(ψ)-COS(φ)*COS(θ)*SIN(ψ)" office:value-type="float" office:value="-0.73001153208485">
            <text:p>-0.7300</text:p>
          </table:table-cell>
          <table:table-cell table:style-name="ce9" table:formula="oooc:=-SIN(φ)*SIN(ψ)+COS(φ)*COS(θ)*COS(ψ)" office:value-type="float" office:value="-0.390427485101584">
            <text:p>-0.3904</text:p>
          </table:table-cell>
          <table:table-cell table:style-name="ce9" table:formula="oooc:=COS(φ)*SIN(θ)" office:value-type="float" office:value="0.560936308238629">
            <text:p>0.5609</text:p>
          </table:table-cell>
        </table:table-row>
        <table:table-row table:style-name="ro4">
          <table:table-cell table:style-name="ce5" office:value-type="string">
            <text:p>Latitude</text:p>
          </table:table-cell>
          <table:table-cell table:number-columns-repeated="2" office:value-type="float" office:value="46">
            <text:p>46</text:p>
          </table:table-cell>
          <table:table-cell office:value-type="float" office:value="55">
            <text:p>55</text:p>
          </table:table-cell>
          <table:table-cell table:formula="oooc:=([.B4]/180+[.C4]/10800+[.D4]/648000)*PI()" office:value-type="float" office:value="0.816498961040625">
            <text:p>0.8165</text:p>
          </table:table-cell>
          <table:table-cell table:style-name="ce9"/>
          <table:table-cell table:style-name="ce10" office:value-type="string">
            <text:p>φ</text:p>
          </table:table-cell>
          <table:table-cell table:style-name="ce9" table:formula="oooc:=-bearing" office:value-type="float" office:value="-5.67232006898157">
            <text:p>-5.6723</text:p>
          </table:table-cell>
          <table:table-cell table:style-name="ce9" table:formula="oooc:=SIN(θ)*SIN(ψ)" office:value-type="float" office:value="0.659175035112854">
            <text:p>0.6592</text:p>
          </table:table-cell>
          <table:table-cell table:style-name="ce9" table:formula="oooc:=-SIN(θ)*COS(ψ)" office:value-type="float" office:value="-0.185492659131877">
            <text:p>-0.1855</text:p>
          </table:table-cell>
          <table:table-cell table:style-name="ce9" table:formula="oooc:=COS(θ)" office:value-type="float" office:value="0.728752870657916">
            <text:p>0.7288</text:p>
          </table:table-cell>
        </table:table-row>
        <table:table-row table:style-name="ro4">
          <table:table-cell/>
          <table:table-cell table:style-name="ce6" office:value-type="string">
            <text:p>h</text:p>
          </table:table-cell>
          <table:table-cell table:style-name="ce6" office:value-type="string">
            <text:p>m</text:p>
          </table:table-cell>
          <table:table-cell table:style-name="ce6" office:value-type="string">
            <text:p>s</text:p>
          </table:table-cell>
          <table:table-cell table:style-name="ce6" office:value-type="string">
            <text:p>rad</text:p>
          </table:table-cell>
          <table:table-cell table:style-name="ce7"/>
          <table:table-cell table:style-name="ce9"/>
          <table:table-cell table:number-columns-repeated="4"/>
        </table:table-row>
        <table:table-row table:style-name="ro4">
          <table:table-cell table:style-name="ce5" office:value-type="string">
            <text:p>Time Zone Offset</text:p>
          </table:table-cell>
          <table:table-cell office:value-type="float" office:value="-6">
            <text:p>-6</text:p>
          </table:table-cell>
          <table:table-cell table:number-columns-repeated="2" office:value-type="float" office:value="0">
            <text:p>0</text:p>
          </table:table-cell>
          <table:table-cell table:formula="oooc:=([.B6]/12+[.C6]/720+[.D6]/43200)*PI()" office:value-type="float" office:value="-1.5707963267949">
            <text:p>-1.5708</text:p>
          </table:table-cell>
          <table:table-cell table:style-name="ce9"/>
          <table:table-cell table:number-columns-repeated="5"/>
        </table:table-row>
        <table:table-row table:style-name="ro4">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rad</text:p>
          </table:table-cell>
          <table:table-cell table:style-name="ce7" table:number-columns-repeated="2"/>
          <table:table-cell table:number-columns-repeated="4"/>
        </table:table-row>
        <table:table-row table:style-name="ro4">
          <table:table-cell table:style-name="ce5" office:value-type="string">
            <text:p>Bearing</text:p>
          </table:table-cell>
          <table:table-cell office:value-type="float" office:value="325">
            <text:p>325</text:p>
          </table:table-cell>
          <table:table-cell table:number-columns-repeated="2" office:value-type="float" office:value="0">
            <text:p>0</text:p>
          </table:table-cell>
          <table:table-cell table:formula="oooc:=([.B8]/180+[.C8]/10800+[.D8]/648000)*PI()" office:value-type="float" office:value="5.67232006898157">
            <text:p>5.6723</text:p>
          </table:table-cell>
          <table:table-cell table:style-name="ce9" table:number-columns-repeated="2"/>
          <table:table-cell table:number-columns-repeated="4"/>
        </table:table-row>
        <table:table-row table:style-name="ro4">
          <table:table-cell table:number-columns-repeated="5"/>
          <table:table-cell table:style-name="ce9" table:number-columns-repeated="2"/>
          <table:table-cell table:number-columns-repeated="4"/>
        </table:table-row>
        <table:table-row table:style-name="ro4">
          <table:table-cell table:style-name="ce5" office:value-type="string">
            <text:p>Units</text:p>
          </table:table-cell>
          <table:table-cell table:style-name="ce7" office:value-type="string">
            <text:p>ly</text:p>
          </table:table-cell>
          <table:table-cell/>
          <table:table-cell table:style-name="ce7" office:value-type="string">
            <text:p>in</text:p>
          </table:table-cell>
          <table:table-cell table:style-name="Default"/>
          <table:table-cell table:number-columns-repeated="6"/>
        </table:table-row>
        <table:table-row table:style-name="ro4">
          <table:table-cell table:style-name="ce5" office:value-type="string">
            <text:p>Scale</text:p>
          </table:table-cell>
          <table:table-cell office:value-type="float" office:value="86.0337517392534">
            <text:p>86.03</text:p>
          </table:table-cell>
          <table:table-cell table:style-name="ce8" office:value-type="string">
            <text:p>:</text:p>
          </table:table-cell>
          <table:table-cell office:value-type="float" office:value="106">
            <text:p>106</text:p>
          </table:table-cell>
          <table:table-cell table:style-name="Default" table:formula="oooc:=[.B11]/[.D11]" office:value-type="float" office:value="0.811639167351447">
            <text:p>0.81</text:p>
          </table:table-cell>
          <table:table-cell table:number-columns-repeated="6"/>
        </table:table-row>
        <table:table-row table:style-name="ro4">
          <table:table-cell table:number-columns-repeated="4"/>
          <table:table-cell table:style-name="Default"/>
          <table:table-cell table:number-columns-repeated="6"/>
        </table:table-row>
        <table:table-row table:style-name="ro4">
          <table:table-cell/>
          <table:table-cell table:style-name="ce6" office:value-type="string">
            <text:p>X (W)</text:p>
          </table:table-cell>
          <table:table-cell table:style-name="ce6" office:value-type="string">
            <text:p>Y (L)</text:p>
          </table:table-cell>
          <table:table-cell/>
          <table:table-cell table:style-name="Default"/>
          <table:table-cell table:number-columns-repeated="6"/>
        </table:table-row>
        <table:table-row table:style-name="ro4">
          <table:table-cell table:style-name="ce5" office:value-type="string">
            <text:p>Room Dimensions</text:p>
          </table:table-cell>
          <table:table-cell office:value-type="float" office:value="116">
            <text:p>116</text:p>
          </table:table-cell>
          <table:table-cell office:value-type="float" office:value="234">
            <text:p>234</text:p>
          </table:table-cell>
          <table:table-cell/>
          <table:table-cell table:style-name="Default"/>
          <table:table-cell table:number-columns-repeated="6"/>
        </table:table-row>
      </table:table>
      <table:table table:name="Coordinates" table:style-name="ta1" table:print="false">
        <table:table-column table:style-name="co10" table:default-cell-style-name="ce13"/>
        <table:table-column table:style-name="co11" table:default-cell-style-name="ce14"/>
        <table:table-column table:style-name="co12" table:default-cell-style-name="ce15"/>
        <table:table-column table:style-name="co12" table:default-cell-style-name="ce13"/>
        <table:table-column table:style-name="co12" table:default-cell-style-name="ce16"/>
        <table:table-column table:style-name="co11" table:default-cell-style-name="ce17"/>
        <table:table-column table:style-name="co13" table:default-cell-style-name="ce18"/>
        <table:table-column table:style-name="co12" table:default-cell-style-name="ce13"/>
        <table:table-column table:style-name="co12" table:default-cell-style-name="ce16"/>
        <table:table-column table:style-name="co8" table:default-cell-style-name="ce17"/>
        <table:table-column table:style-name="co14" table:visibility="collapse" table:default-cell-style-name="ce19"/>
        <table:table-column table:style-name="co14" table:visibility="collapse" table:default-cell-style-name="ce20"/>
        <table:table-column table:style-name="co11" table:visibility="collapse" table:default-cell-style-name="ce21"/>
        <table:table-column table:style-name="co13" table:visibility="collapse" table:default-cell-style-name="ce15"/>
        <table:table-column table:style-name="co13" table:visibility="collapse" table:default-cell-style-name="ce13"/>
        <table:table-column table:style-name="co13" table:visibility="collapse" table:default-cell-style-name="ce16"/>
        <table:table-column table:style-name="co8" table:visibility="collapse" table:default-cell-style-name="ce17"/>
        <table:table-column table:style-name="co15" table:visibility="collapse" table:default-cell-style-name="ce18"/>
        <table:table-column table:style-name="co12" table:visibility="collapse" table:default-cell-style-name="ce13"/>
        <table:table-column table:style-name="co12" table:visibility="collapse" table:default-cell-style-name="ce16"/>
        <table:table-column table:style-name="co11" table:visibility="collapse" table:default-cell-style-name="ce17"/>
        <table:table-column table:style-name="co11" table:visibility="collapse" table:default-cell-style-name="ce22"/>
        <table:table-column table:style-name="co14" table:visibility="collapse" table:default-cell-style-name="ce20"/>
        <table:table-column table:style-name="co14" table:visibility="collapse" table:default-cell-style-name="ce23"/>
        <table:table-column table:style-name="co14" table:visibility="collapse" table:default-cell-style-name="ce22"/>
        <table:table-column table:style-name="co14" table:visibility="collapse" table:default-cell-style-name="ce20"/>
        <table:table-column table:style-name="co14" table:visibility="collapse" table:default-cell-style-name="ce24"/>
        <table:table-column table:style-name="co16" table:default-cell-style-name="ce25"/>
        <table:table-column table:style-name="co11" table:default-cell-style-name="ce26"/>
        <table:table-column table:style-name="co11" table:default-cell-style-name="ce14"/>
        <table:table-column table:style-name="co8" table:default-cell-style-name="ce28"/>
        <table:table-column table:style-name="co8" table:default-cell-style-name="ce29"/>
        <table:table-column table:style-name="co11" table:default-cell-style-name="ce19"/>
        <table:table-column table:style-name="co8" table:default-cell-style-name="ce30"/>
        <table:table-column table:style-name="co2" table:number-columns-repeated="221" table:default-cell-style-name="Default"/>
        <table:table-row table:style-name="ro4">
          <table:table-cell table:style-name="ce5"/>
          <table:table-cell table:style-name="ce11" office:value-type="string" table:number-columns-spanned="26" table:number-rows-spanned="1">
            <text:p>Geocentric</text:p>
          </table:table-cell>
          <table:covered-table-cell table:number-columns-repeated="25" table:style-name="ce5"/>
          <table:table-cell table:style-name="ce11" office:value-type="string" table:number-columns-spanned="3" table:number-rows-spanned="1">
            <text:p>From Corner</text:p>
          </table:table-cell>
          <table:covered-table-cell table:number-columns-repeated="2" table:style-name="ce5"/>
          <table:table-cell table:style-name="ce27" office:value-type="string" table:number-columns-spanned="2" table:number-rows-spanned="2">
            <text:p>From Opposite Corner</text:p>
          </table:table-cell>
          <table:covered-table-cell table:style-name="ce5"/>
          <table:table-cell table:style-name="ce27" office:value-type="string" table:number-columns-spanned="1" table:number-rows-spanned="2">
            <text:p>Ceiling Height</text:p>
          </table:table-cell>
          <table:table-cell table:style-name="ce27" office:value-type="string" table:number-columns-spanned="1" table:number-rows-spanned="2">
            <text:p>From Ceiling</text:p>
          </table:table-cell>
          <table:table-cell table:style-name="ce5" table:number-columns-repeated="221"/>
        </table:table-row>
        <table:table-row table:style-name="ro4">
          <table:table-cell table:style-name="ce5"/>
          <table:table-cell table:style-name="ce11"/>
          <table:table-cell table:style-name="ce11" office:value-type="string" table:number-columns-spanned="11" table:number-rows-spanned="1">
            <text:p>Equatorial</text:p>
          </table:table-cell>
          <table:covered-table-cell table:number-columns-repeated="10" table:style-name="ce5"/>
          <table:table-cell table:style-name="ce11" office:value-type="string" table:number-columns-spanned="14" table:number-rows-spanned="1">
            <text:p>Azimuthal</text:p>
          </table:table-cell>
          <table:covered-table-cell table:number-columns-repeated="13" table:style-name="ce5"/>
          <table:table-cell table:style-name="ce5" table:number-columns-repeated="3"/>
          <table:covered-table-cell table:number-columns-repeated="2" table:style-name="ce5"/>
          <table:covered-table-cell table:number-columns-repeated="2" table:style-name="ce27"/>
          <table:table-cell table:style-name="ce5" table:number-columns-repeated="221"/>
        </table:table-row>
        <table:table-row table:style-name="ro4">
          <table:table-cell table:style-name="ce5"/>
          <table:table-cell table:style-name="ce11" office:value-type="string">
            <text:p>Dist.</text:p>
          </table:table-cell>
          <table:table-cell table:style-name="ce11" office:value-type="string" table:number-columns-spanned="4" table:number-rows-spanned="1">
            <text:p>RA</text:p>
          </table:table-cell>
          <table:covered-table-cell table:number-columns-repeated="3" table:style-name="ce5"/>
          <table:table-cell table:style-name="ce11" office:value-type="string" table:number-columns-spanned="4" table:number-rows-spanned="1">
            <text:p>Dec</text:p>
          </table:table-cell>
          <table:covered-table-cell table:number-columns-repeated="3" table:style-name="ce5"/>
          <table:table-cell table:style-name="ce11" office:value-type="string" table:number-columns-spanned="3" table:number-rows-spanned="1">
            <text:p>Cartesian</text:p>
          </table:table-cell>
          <table:covered-table-cell table:number-columns-repeated="2" table:style-name="ce5"/>
          <table:table-cell table:style-name="ce11" office:value-type="string" table:number-columns-spanned="4" table:number-rows-spanned="1">
            <text:p>Alt</text:p>
          </table:table-cell>
          <table:covered-table-cell table:number-columns-repeated="3" table:style-name="ce5"/>
          <table:table-cell table:style-name="ce11" office:value-type="string" table:number-columns-spanned="4" table:number-rows-spanned="1">
            <text:p>Az</text:p>
          </table:table-cell>
          <table:covered-table-cell table:number-columns-repeated="3" table:style-name="ce5"/>
          <table:table-cell table:style-name="ce11" office:value-type="string" table:number-columns-spanned="3" table:number-rows-spanned="1">
            <text:p>Cartesian</text:p>
          </table:table-cell>
          <table:covered-table-cell table:number-columns-repeated="2" table:style-name="ce5"/>
          <table:table-cell table:style-name="ce11" office:value-type="string" table:number-columns-spanned="3" table:number-rows-spanned="1">
            <text:p>Cartesian Rotated</text:p>
          </table:table-cell>
          <table:covered-table-cell table:number-columns-repeated="2" table:style-name="ce5"/>
          <table:table-cell table:style-name="ce5" table:number-columns-repeated="228"/>
        </table:table-row>
        <table:table-row table:style-name="ro4">
          <table:table-cell table:style-name="ce12" office:value-type="string">
            <text:p>Object</text:p>
          </table:table-cell>
          <table:table-cell table:style-name="ce6" table:formula="oooc:=unitActual" office:value-type="string" office:string-value="ly">
            <text:p>ly</text:p>
          </table:table-cell>
          <table:table-cell table:style-name="ce6" office:value-type="string">
            <text:p>h</text:p>
          </table:table-cell>
          <table:table-cell table:style-name="ce6" office:value-type="string">
            <text:p>m</text:p>
          </table:table-cell>
          <table:table-cell table:style-name="ce6" office:value-type="string">
            <text:p>s</text:p>
          </table:table-cell>
          <table:table-cell table:style-name="ce6" office:value-type="string">
            <text:p>rad</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rad</text:p>
          </table:table-cell>
          <table:table-cell table:style-name="ce6" office:value-type="string">
            <text:p>X ly</text:p>
          </table:table-cell>
          <table:table-cell table:style-name="ce6" office:value-type="string">
            <text:p>Y ly</text:p>
          </table:table-cell>
          <table:table-cell table:style-name="ce6" office:value-type="string">
            <text:p>Z ly</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rad</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rad</text:p>
          </table:table-cell>
          <table:table-cell table:style-name="ce6" office:value-type="string">
            <text:p>x ly</text:p>
          </table:table-cell>
          <table:table-cell table:style-name="ce6" office:value-type="string">
            <text:p>y ly</text:p>
          </table:table-cell>
          <table:table-cell table:style-name="ce6" office:value-type="string">
            <text:p>z ly</text:p>
          </table:table-cell>
          <table:table-cell table:style-name="ce6" table:formula="oooc:= &quot;x′ &quot; &amp; unitActual" office:value-type="string" office:string-value="x′ ly">
            <text:p>x′ ly</text:p>
          </table:table-cell>
          <table:table-cell table:style-name="ce6" table:formula="oooc:= &quot;y′ &quot; &amp; unitActual" office:value-type="string" office:string-value="y′ ly">
            <text:p>y′ ly</text:p>
          </table:table-cell>
          <table:table-cell table:style-name="ce6" table:formula="oooc:= &quot;z′ &quot; &amp; unitActual" office:value-type="string" office:string-value="z′ ly">
            <text:p>z′ ly</text:p>
          </table:table-cell>
          <table:table-cell table:style-name="ce6" table:formula="oooc:= &quot;x′ &quot; &amp; unitScale" office:value-type="string" office:string-value="x′ in">
            <text:p>x′ in</text:p>
          </table:table-cell>
          <table:table-cell table:style-name="ce6" table:formula="oooc:= &quot;y′ &quot; &amp; unitScale" office:value-type="string" office:string-value="y′ in">
            <text:p>y′ in</text:p>
          </table:table-cell>
          <table:table-cell table:style-name="ce6" table:formula="oooc:= &quot;z′ &quot; &amp; unitScale" office:value-type="string" office:string-value="z′ in">
            <text:p>z′ in</text:p>
          </table:table-cell>
          <table:table-cell table:style-name="ce6" table:formula="oooc:= &quot;x″ &quot; &amp; unitScale" office:value-type="string" office:string-value="x″ in">
            <text:p>x″ in</text:p>
          </table:table-cell>
          <table:table-cell table:style-name="ce6" table:formula="oooc:= &quot;y″ &quot; &amp; unitScale" office:value-type="string" office:string-value="y″ in">
            <text:p>y″ in</text:p>
          </table:table-cell>
          <table:table-cell table:style-name="ce6" table:formula="oooc:=unitScale" office:value-type="string" office:string-value="in">
            <text:p>in</text:p>
          </table:table-cell>
          <table:table-cell table:style-name="ce6" table:formula="oooc:=&quot;z″ &quot; &amp; unitScale" office:value-type="string" office:string-value="z″ in">
            <text:p>z″ in</text:p>
          </table:table-cell>
          <table:table-cell table:style-name="ce6" table:number-columns-repeated="221"/>
        </table:table-row>
        <table:table-row table:style-name="ro3">
          <table:table-cell office:value-type="string">
            <text:p>Alkaid</text:p>
          </table:table-cell>
          <table:table-cell office:value-type="float" office:value="100.7">
            <text:p>100.70</text:p>
          </table:table-cell>
          <table:table-cell office:value-type="float" office:value="13">
            <text:p>13</text:p>
          </table:table-cell>
          <table:table-cell office:value-type="float" office:value="47">
            <text:p>47</text:p>
          </table:table-cell>
          <table:table-cell office:value-type="float" office:value="50">
            <text:p>50</text:p>
          </table:table-cell>
          <table:table-cell table:formula="oooc:=([.C5]/12+[.D5]/720+[.E5]/43200)*PI()" office:value-type="float" office:value="3.6121043311066">
            <text:p>3.6121</text:p>
          </table:table-cell>
          <table:table-cell office:value-type="float" office:value="49">
            <text:p>49</text:p>
          </table:table-cell>
          <table:table-cell office:value-type="float" office:value="16">
            <text:p>16</text:p>
          </table:table-cell>
          <table:table-cell office:value-type="float" office:value="43">
            <text:p>43</text:p>
          </table:table-cell>
          <table:table-cell table:formula="oooc:=([.G5]/180+[.H5]/10800+[.I5]/648000)*PI()" office:value-type="float" office:value="0.86007401469875">
            <text:p>0.8601</text:p>
          </table:table-cell>
          <table:table-cell table:formula="oooc:=[.B5]*SIN(PI()/2-[.J5])*COS([.F5])" office:value-type="float" office:value="-58.5561731104853">
            <text:p>-58.56</text:p>
          </table:table-cell>
          <table:table-cell table:formula="oooc:=[.B5]*SIN(PI()/2-[.J5])*SIN([.F5])" office:value-type="float" office:value="-29.7822417312647">
            <text:p>-29.78</text:p>
          </table:table-cell>
          <table:table-cell table:formula="oooc:=[.B5]*COS(PI()/2-[.J5])" office:value-type="float" office:value="76.319608673757">
            <text:p>76.32</text:p>
          </table:table-cell>
          <table:table-cell table:formula="oooc:=TRUNC([.Q5]*180/PI())" office:value-type="float" office:value="12">
            <text:p>12</text:p>
          </table:table-cell>
          <table:table-cell table:formula="oooc:=TRUNC([.Q5]*10800/PI()-[.N5]*60)" office:value-type="float" office:value="56">
            <text:p>56</text:p>
          </table:table-cell>
          <table:table-cell table:formula="oooc:=TRUNC([.Q5]*648000/PI()-[.N5]*3600-[.O5]*60)" office:value-type="float" office:value="11">
            <text:p>11</text:p>
          </table:table-cell>
          <table:table-cell table:formula="oooc:=ASIN(SIN(latitude)*SIN([.J5])+COS(latitude)*COS([.J5])*COS(lst-[.F5]))" office:value-type="float" office:value="0.225783909081138">
            <text:p>0.2258</text:p>
          </table:table-cell>
          <table:table-cell table:formula="oooc:=TRUNC([.U5]*180/PI())" office:value-type="float" office:value="333">
            <text:p>333</text:p>
          </table:table-cell>
          <table:table-cell table:formula="oooc:=TRUNC([.U5]*10800/PI()-[.R5]*60)" office:value-type="float" office:value="1">
            <text:p>1</text:p>
          </table:table-cell>
          <table:table-cell table:formula="oooc:=TRUNC([.U5]*648000/PI()-[.R5]*3600-[.S5]*60)" office:value-type="float" office:value="1">
            <text:p>1</text:p>
          </table:table-cell>
          <table:table-cell table:formula="oooc:=MOD(ATAN(SIN(lst-[.F5])/(COS(lst-[.F5])*SIN(latitude)-TAN([.J5])*COS(latitude)))+2*PI();2*PI())" office:value-type="float" office:value="5.81224375076131">
            <text:p>5.8122</text:p>
          </table:table-cell>
          <table:table-cell table:formula="oooc:=[.B5]*SIN(PI()/2-[.Q5])*COS([.U5])" office:value-type="float" office:value="87.4602998637289">
            <text:p>87.46</text:p>
          </table:table-cell>
          <table:table-cell table:formula="oooc:=[.B5]*SIN(PI()/2-[.Q5])*SIN([.U5])" office:value-type="float" office:value="-44.5304965034796">
            <text:p>-44.53</text:p>
          </table:table-cell>
          <table:table-cell table:formula="oooc:=[.B5]*COS(PI()/2-[.Q5])" office:value-type="float" office:value="22.5437536559514">
            <text:p>22.54</text:p>
          </table:table-cell>
          <table:table-cell table:formula="oooc:=euler21*[.K5]+euler22*[.L5]+euler23*[.M5]" office:value-type="float" office:value="97.1849269209103">
            <text:p>97.18</text:p>
          </table:table-cell>
          <table:table-cell table:formula="oooc:=euler11*[.K5]+euler12*[.L5]+euler13*[.M5]" office:value-type="float" office:value="13.6879198740025">
            <text:p>13.69</text:p>
          </table:table-cell>
          <table:table-cell table:formula="oooc:=euler31*[.K5]+euler32*[.L5]+euler33*[.M5]" office:value-type="float" office:value="22.5437536559514">
            <text:p>22.54</text:p>
          </table:table-cell>
          <table:table-cell table:formula="oooc:=[.Z5]/scale+[.AB$13]" office:value-type="float" office:value="26.864538362126">
            <text:p>26.86</text:p>
          </table:table-cell>
          <table:table-cell table:formula="oooc:=[.Y5]/scale+[.AC$13]" office:value-type="float" office:value="193.739079667687">
            <text:p>193.74</text:p>
          </table:table-cell>
          <table:table-cell table:formula="oooc:=[.AA5]/scale+[.AD$13]" office:value-type="float" office:value="87.7755861998583">
            <text:p>87.78</text:p>
          </table:table-cell>
          <table:table-cell table:formula="oooc:=[.AB5]-roomX" office:value-type="float" office:value="-89.135461637874">
            <text:p>-89.14</text:p>
          </table:table-cell>
          <table:table-cell table:formula="oooc:=[.AC5]-roomY" office:value-type="float" office:value="-40.2609203323128">
            <text:p>-40.26</text:p>
          </table:table-cell>
          <table:table-cell office:value-type="float" office:value="99.3133995422925">
            <text:p>99.31</text:p>
          </table:table-cell>
          <table:table-cell table:formula="oooc:=[.AD5]-[.AG5]" office:value-type="float" office:value="-11.5378133424342">
            <text:p>-11.54</text:p>
          </table:table-cell>
          <table:table-cell table:number-columns-repeated="221"/>
        </table:table-row>
        <table:table-row table:style-name="ro3">
          <table:table-cell office:value-type="string">
            <text:p>Mizar</text:p>
          </table:table-cell>
          <table:table-cell office:value-type="float" office:value="78.163">
            <text:p>78.16</text:p>
          </table:table-cell>
          <table:table-cell office:value-type="float" office:value="13">
            <text:p>13</text:p>
          </table:table-cell>
          <table:table-cell office:value-type="float" office:value="24">
            <text:p>24</text:p>
          </table:table-cell>
          <table:table-cell office:value-type="float" office:value="13">
            <text:p>13</text:p>
          </table:table-cell>
          <table:table-cell table:formula="oooc:=([.C6]/12+[.D6]/720+[.E6]/43200)*PI()" office:value-type="float" office:value="3.50905718318677">
            <text:p>3.5091</text:p>
          </table:table-cell>
          <table:table-cell office:value-type="float" office:value="54">
            <text:p>54</text:p>
          </table:table-cell>
          <table:table-cell office:value-type="float" office:value="53">
            <text:p>53</text:p>
          </table:table-cell>
          <table:table-cell office:value-type="float" office:value="22">
            <text:p>22</text:p>
          </table:table-cell>
          <table:table-cell table:formula="oooc:=([.G6]/180+[.H6]/10800+[.I6]/648000)*PI()" office:value-type="float" office:value="0.958001530146065">
            <text:p>0.9580</text:p>
          </table:table-cell>
          <table:table-cell table:formula="oooc:=[.B6]*SIN(PI()/2-[.J6])*COS([.F6])" office:value-type="float" office:value="-41.954713612575">
            <text:p>-41.95</text:p>
          </table:table-cell>
          <table:table-cell table:formula="oooc:=[.B6]*SIN(PI()/2-[.J6])*SIN([.F6])" office:value-type="float" office:value="-16.1504300871659">
            <text:p>-16.15</text:p>
          </table:table-cell>
          <table:table-cell table:formula="oooc:=[.B6]*COS(PI()/2-[.J6])" office:value-type="float" office:value="63.9407552558333">
            <text:p>63.94</text:p>
          </table:table-cell>
          <table:table-cell table:formula="oooc:=TRUNC([.Q6]*180/PI())" office:value-type="float" office:value="16">
            <text:p>16</text:p>
          </table:table-cell>
          <table:table-cell table:formula="oooc:=TRUNC([.Q6]*10800/PI()-[.N6]*60)" office:value-type="float" office:value="17">
            <text:p>17</text:p>
          </table:table-cell>
          <table:table-cell table:formula="oooc:=TRUNC([.Q6]*648000/PI()-[.N6]*3600-[.O6]*60)" office:value-type="float" office:value="58">
            <text:p>58</text:p>
          </table:table-cell>
          <table:table-cell table:formula="oooc:=ASIN(SIN(latitude)*SIN([.J6])+COS(latitude)*COS([.J6])*COS(lst-[.F6]))" office:value-type="float" office:value="0.284482581534193">
            <text:p>0.2845</text:p>
          </table:table-cell>
          <table:table-cell table:formula="oooc:=TRUNC([.U6]*180/PI())" office:value-type="float" office:value="338">
            <text:p>338</text:p>
          </table:table-cell>
          <table:table-cell table:formula="oooc:=TRUNC([.U6]*10800/PI()-[.R6]*60)" office:value-type="float" office:value="58">
            <text:p>58</text:p>
          </table:table-cell>
          <table:table-cell table:formula="oooc:=TRUNC([.U6]*648000/PI()-[.R6]*3600-[.S6]*60)" office:value-type="float" office:value="43">
            <text:p>43</text:p>
          </table:table-cell>
          <table:table-cell table:formula="oooc:=MOD(ATAN(SIN(lst-[.F6])/(COS(lst-[.F6])*SIN(latitude)-TAN([.J6])*COS(latitude)))+2*PI();2*PI())" office:value-type="float" office:value="5.91629401343088">
            <text:p>5.9163</text:p>
          </table:table-cell>
          <table:table-cell table:formula="oooc:=[.B6]*SIN(PI()/2-[.Q6])*COS([.U6])" office:value-type="float" office:value="70.0284953071435">
            <text:p>70.03</text:p>
          </table:table-cell>
          <table:table-cell table:formula="oooc:=[.B6]*SIN(PI()/2-[.Q6])*SIN([.U6])" office:value-type="float" office:value="-26.9113263662025">
            <text:p>-26.91</text:p>
          </table:table-cell>
          <table:table-cell table:formula="oooc:=[.B6]*COS(PI()/2-[.Q6])" office:value-type="float" office:value="21.9372953489968">
            <text:p>21.94</text:p>
          </table:table-cell>
          <table:table-cell table:formula="oooc:=euler21*[.K6]+euler22*[.L6]+euler23*[.M6]" office:value-type="float" office:value="72.799687763935">
            <text:p>72.80</text:p>
          </table:table-cell>
          <table:table-cell table:formula="oooc:=euler11*[.K6]+euler12*[.L6]+euler13*[.M6]" office:value-type="float" office:value="18.1222267738943">
            <text:p>18.12</text:p>
          </table:table-cell>
          <table:table-cell table:formula="oooc:=euler31*[.K6]+euler32*[.L6]+euler33*[.M6]" office:value-type="float" office:value="21.9372953489968">
            <text:p>21.94</text:p>
          </table:table-cell>
          <table:table-cell table:formula="oooc:=[.Z6]/scale+[.AB$13]" office:value-type="float" office:value="32.3279352486537">
            <text:p>32.33</text:p>
          </table:table-cell>
          <table:table-cell table:formula="oooc:=[.Y6]/scale+[.AC$13]" office:value-type="float" office:value="163.694645961328">
            <text:p>163.69</text:p>
          </table:table-cell>
          <table:table-cell table:formula="oooc:=[.AA6]/scale+[.AD$13]" office:value-type="float" office:value="87.0283843257379">
            <text:p>87.03</text:p>
          </table:table-cell>
          <table:table-cell table:formula="oooc:=[.AB6]-roomX" office:value-type="float" office:value="-83.6720647513463">
            <text:p>-83.67</text:p>
          </table:table-cell>
          <table:table-cell table:formula="oooc:=[.AC6]-roomY" office:value-type="float" office:value="-70.3053540386721">
            <text:p>-70.31</text:p>
          </table:table-cell>
          <table:table-cell office:value-type="float" office:value="102.02092366305">
            <text:p>102.02</text:p>
          </table:table-cell>
          <table:table-cell table:formula="oooc:=[.AD6]-[.AG6]" office:value-type="float" office:value="-14.9925393373121">
            <text:p>-14.99</text:p>
          </table:table-cell>
          <table:table-cell table:number-columns-repeated="221"/>
        </table:table-row>
        <table:table-row table:style-name="ro3">
          <table:table-cell office:value-type="string">
            <text:p>Alioth</text:p>
          </table:table-cell>
          <table:table-cell office:value-type="float" office:value="80.937">
            <text:p>80.94</text:p>
          </table:table-cell>
          <table:table-cell office:value-type="float" office:value="12">
            <text:p>12</text:p>
          </table:table-cell>
          <table:table-cell office:value-type="float" office:value="54">
            <text:p>54</text:p>
          </table:table-cell>
          <table:table-cell office:value-type="float" office:value="21">
            <text:p>21</text:p>
          </table:table-cell>
          <table:table-cell table:formula="oooc:=([.C7]/12+[.D7]/720+[.E7]/43200)*PI()" office:value-type="float" office:value="3.37873926570452">
            <text:p>3.3787</text:p>
          </table:table-cell>
          <table:table-cell table:number-columns-repeated="2" office:value-type="float" office:value="55">
            <text:p>55</text:p>
          </table:table-cell>
          <table:table-cell office:value-type="float" office:value="21">
            <text:p>21</text:p>
          </table:table-cell>
          <table:table-cell table:formula="oooc:=([.G7]/180+[.H7]/10800+[.I7]/648000)*PI()" office:value-type="float" office:value="0.976031750946529">
            <text:p>0.9760</text:p>
          </table:table-cell>
          <table:table-cell table:formula="oooc:=[.B7]*SIN(PI()/2-[.J7])*COS([.F7])" office:value-type="float" office:value="-44.0808693726372">
            <text:p>-44.08</text:p>
          </table:table-cell>
          <table:table-cell table:formula="oooc:=[.B7]*SIN(PI()/2-[.J7])*SIN([.F7])" office:value-type="float" office:value="-10.6541053654708">
            <text:p>-10.65</text:p>
          </table:table-cell>
          <table:table-cell table:formula="oooc:=[.B7]*COS(PI()/2-[.J7])" office:value-type="float" office:value="67.0385334208166">
            <text:p>67.04</text:p>
          </table:table-cell>
          <table:table-cell table:formula="oooc:=TRUNC([.Q7]*180/PI())" office:value-type="float" office:value="15">
            <text:p>15</text:p>
          </table:table-cell>
          <table:table-cell table:formula="oooc:=TRUNC([.Q7]*10800/PI()-[.N7]*60)" office:value-type="float" office:value="36">
            <text:p>36</text:p>
          </table:table-cell>
          <table:table-cell table:formula="oooc:=TRUNC([.Q7]*648000/PI()-[.N7]*3600-[.O7]*60)" office:value-type="float" office:value="21">
            <text:p>21</text:p>
          </table:table-cell>
          <table:table-cell table:formula="oooc:=ASIN(SIN(latitude)*SIN([.J7])+COS(latitude)*COS([.J7])*COS(lst-[.F7]))" office:value-type="float" office:value="0.272376679732581">
            <text:p>0.2724</text:p>
          </table:table-cell>
          <table:table-cell table:formula="oooc:=TRUNC([.U7]*180/PI())" office:value-type="float" office:value="343">
            <text:p>343</text:p>
          </table:table-cell>
          <table:table-cell table:formula="oooc:=TRUNC([.U7]*10800/PI()-[.R7]*60)" office:value-type="float" office:value="27">
            <text:p>27</text:p>
          </table:table-cell>
          <table:table-cell table:formula="oooc:=TRUNC([.U7]*648000/PI()-[.R7]*3600-[.S7]*60)" office:value-type="float" office:value="23">
            <text:p>23</text:p>
          </table:table-cell>
          <table:table-cell table:formula="oooc:=MOD(ATAN(SIN(lst-[.F7])/(COS(lst-[.F7])*SIN(latitude)-TAN([.J7])*COS(latitude)))+2*PI();2*PI())" office:value-type="float" office:value="5.99444966463212">
            <text:p>5.9944</text:p>
          </table:table-cell>
          <table:table-cell table:formula="oooc:=[.B7]*SIN(PI()/2-[.Q7])*COS([.U7])" office:value-type="float" office:value="74.7262965493618">
            <text:p>74.73</text:p>
          </table:table-cell>
          <table:table-cell table:formula="oooc:=[.B7]*SIN(PI()/2-[.Q7])*SIN([.U7])" office:value-type="float" office:value="-22.1964268571465">
            <text:p>-22.20</text:p>
          </table:table-cell>
          <table:table-cell table:formula="oooc:=[.B7]*COS(PI()/2-[.Q7])" office:value-type="float" office:value="21.7737733935159">
            <text:p>21.77</text:p>
          </table:table-cell>
          <table:table-cell table:formula="oooc:=euler21*[.K7]+euler22*[.L7]+euler23*[.M7]" office:value-type="float" office:value="73.9435459970039">
            <text:p>73.94</text:p>
          </table:table-cell>
          <table:table-cell table:formula="oooc:=euler11*[.K7]+euler12*[.L7]+euler13*[.M7]" office:value-type="float" office:value="24.6789944405519">
            <text:p>24.68</text:p>
          </table:table-cell>
          <table:table-cell table:formula="oooc:=euler31*[.K7]+euler32*[.L7]+euler33*[.M7]" office:value-type="float" office:value="21.7737733935159">
            <text:p>21.77</text:p>
          </table:table-cell>
          <table:table-cell table:formula="oooc:=[.Z7]/scale+[.AB$13]" office:value-type="float" office:value="40.40636212898">
            <text:p>40.41</text:p>
          </table:table-cell>
          <table:table-cell table:formula="oooc:=[.Y7]/scale+[.AC$13]" office:value-type="float" office:value="165.103964632828">
            <text:p>165.10</text:p>
          </table:table-cell>
          <table:table-cell table:formula="oooc:=[.AA7]/scale+[.AD$13]" office:value-type="float" office:value="86.8269130783429">
            <text:p>86.83</text:p>
          </table:table-cell>
          <table:table-cell table:formula="oooc:=[.AB7]-roomX" office:value-type="float" office:value="-75.5936378710201">
            <text:p>-75.59</text:p>
          </table:table-cell>
          <table:table-cell table:formula="oooc:=[.AC7]-roomY" office:value-type="float" office:value="-68.8960353671724">
            <text:p>-68.90</text:p>
          </table:table-cell>
          <table:table-cell office:value-type="float" office:value="106.02439185153">
            <text:p>106.02</text:p>
          </table:table-cell>
          <table:table-cell table:formula="oooc:=[.AD7]-[.AG7]" office:value-type="float" office:value="-19.1974787731871">
            <text:p>-19.20</text:p>
          </table:table-cell>
          <table:table-cell table:number-columns-repeated="221"/>
        </table:table-row>
        <table:table-row table:style-name="ro3">
          <table:table-cell office:value-type="string">
            <text:p>Megrez</text:p>
          </table:table-cell>
          <table:table-cell office:value-type="float" office:value="81.442">
            <text:p>81.44</text:p>
          </table:table-cell>
          <table:table-cell office:value-type="float" office:value="12">
            <text:p>12</text:p>
          </table:table-cell>
          <table:table-cell office:value-type="float" office:value="15">
            <text:p>15</text:p>
          </table:table-cell>
          <table:table-cell office:value-type="float" office:value="47">
            <text:p>47</text:p>
          </table:table-cell>
          <table:table-cell table:formula="oooc:=([.C8]/12+[.D8]/720+[.E8]/43200)*PI()" office:value-type="float" office:value="3.2104604369914">
            <text:p>3.2105</text:p>
          </table:table-cell>
          <table:table-cell office:value-type="float" office:value="56">
            <text:p>56</text:p>
          </table:table-cell>
          <table:table-cell office:value-type="float" office:value="59">
            <text:p>59</text:p>
          </table:table-cell>
          <table:table-cell office:value-type="float" office:value="39">
            <text:p>39</text:p>
          </table:table-cell>
          <table:table-cell table:formula="oooc:=([.G8]/180+[.H8]/10800+[.I8]/648000)*PI()" office:value-type="float" office:value="0.994735862763735">
            <text:p>0.9947</text:p>
          </table:table-cell>
          <table:table-cell table:formula="oooc:=[.B8]*SIN(PI()/2-[.J8])*COS([.F8])" office:value-type="float" office:value="-44.2582847757676">
            <text:p>-44.26</text:p>
          </table:table-cell>
          <table:table-cell table:formula="oooc:=[.B8]*SIN(PI()/2-[.J8])*SIN([.F8])" office:value-type="float" office:value="-3.05279773713098">
            <text:p>-3.05</text:p>
          </table:table-cell>
          <table:table-cell table:formula="oooc:=[.B8]*COS(PI()/2-[.J8])" office:value-type="float" office:value="68.2984920674185">
            <text:p>68.30</text:p>
          </table:table-cell>
          <table:table-cell table:formula="oooc:=TRUNC([.Q8]*180/PI())" office:value-type="float" office:value="15">
            <text:p>15</text:p>
          </table:table-cell>
          <table:table-cell table:formula="oooc:=TRUNC([.Q8]*10800/PI()-[.N8]*60)" office:value-type="float" office:value="3">
            <text:p>3</text:p>
          </table:table-cell>
          <table:table-cell table:formula="oooc:=TRUNC([.Q8]*648000/PI()-[.N8]*3600-[.O8]*60)" office:value-type="float" office:value="46">
            <text:p>46</text:p>
          </table:table-cell>
          <table:table-cell table:formula="oooc:=ASIN(SIN(latitude)*SIN([.J8])+COS(latitude)*COS([.J8])*COS(lst-[.F8]))" office:value-type="float" office:value="0.262896536704345">
            <text:p>0.2629</text:p>
          </table:table-cell>
          <table:table-cell table:formula="oooc:=TRUNC([.U8]*180/PI())" office:value-type="float" office:value="349">
            <text:p>349</text:p>
          </table:table-cell>
          <table:table-cell table:formula="oooc:=TRUNC([.U8]*10800/PI()-[.R8]*60)" office:value-type="float" office:value="3">
            <text:p>3</text:p>
          </table:table-cell>
          <table:table-cell table:formula="oooc:=TRUNC([.U8]*648000/PI()-[.R8]*3600-[.S8]*60)" office:value-type="float" office:value="29">
            <text:p>29</text:p>
          </table:table-cell>
          <table:table-cell table:formula="oooc:=MOD(ATAN(SIN(lst-[.F8])/(COS(lst-[.F8])*SIN(latitude)-TAN([.J8])*COS(latitude)))+2*PI();2*PI())" office:value-type="float" office:value="6.0922167317186">
            <text:p>6.0922</text:p>
          </table:table-cell>
          <table:table-cell table:formula="oooc:=[.B8]*SIN(PI()/2-[.Q8])*COS([.U8])" office:value-type="float" office:value="77.2140806582412">
            <text:p>77.21</text:p>
          </table:table-cell>
          <table:table-cell table:formula="oooc:=[.B8]*SIN(PI()/2-[.Q8])*SIN([.U8])" office:value-type="float" office:value="-14.9273677516749">
            <text:p>-14.93</text:p>
          </table:table-cell>
          <table:table-cell table:formula="oooc:=[.B8]*COS(PI()/2-[.Q8])" office:value-type="float" office:value="21.1650373046891">
            <text:p>21.17</text:p>
          </table:table-cell>
          <table:table-cell table:formula="oooc:=euler21*[.K8]+euler22*[.L8]+euler23*[.M8]" office:value-type="float" office:value="71.8120584182006">
            <text:p>71.81</text:p>
          </table:table-cell>
          <table:table-cell table:formula="oooc:=euler11*[.K8]+euler12*[.L8]+euler13*[.M8]" office:value-type="float" office:value="32.0603934104382">
            <text:p>32.06</text:p>
          </table:table-cell>
          <table:table-cell table:formula="oooc:=euler31*[.K8]+euler32*[.L8]+euler33*[.M8]" office:value-type="float" office:value="21.1650373046891">
            <text:p>21.17</text:p>
          </table:table-cell>
          <table:table-cell table:formula="oooc:=[.Z8]/scale+[.AB$13]" office:value-type="float" office:value="49.500796289881">
            <text:p>49.50</text:p>
          </table:table-cell>
          <table:table-cell table:formula="oooc:=[.Y8]/scale+[.AC$13]" office:value-type="float" office:value="162.477812933226">
            <text:p>162.48</text:p>
          </table:table-cell>
          <table:table-cell table:formula="oooc:=[.AA8]/scale+[.AD$13]" office:value-type="float" office:value="86.0769048070402">
            <text:p>86.08</text:p>
          </table:table-cell>
          <table:table-cell table:formula="oooc:=[.AB8]-roomX" office:value-type="float" office:value="-66.499203710119">
            <text:p>-66.50</text:p>
          </table:table-cell>
          <table:table-cell table:formula="oooc:=[.AC8]-roomY" office:value-type="float" office:value="-71.5221870667741">
            <text:p>-71.52</text:p>
          </table:table-cell>
          <table:table-cell office:value-type="float" office:value="110.531368072861">
            <text:p>110.53</text:p>
          </table:table-cell>
          <table:table-cell table:formula="oooc:=[.AD8]-[.AG8]" office:value-type="float" office:value="-24.4544632658208">
            <text:p>-24.45</text:p>
          </table:table-cell>
          <table:table-cell table:number-columns-repeated="221"/>
        </table:table-row>
        <table:table-row table:style-name="ro3">
          <table:table-cell office:value-type="string">
            <text:p>Phecda</text:p>
          </table:table-cell>
          <table:table-cell office:value-type="float" office:value="83.686">
            <text:p>83.69</text:p>
          </table:table-cell>
          <table:table-cell office:value-type="float" office:value="11">
            <text:p>11</text:p>
          </table:table-cell>
          <table:table-cell office:value-type="float" office:value="54">
            <text:p>54</text:p>
          </table:table-cell>
          <table:table-cell office:value-type="float" office:value="12">
            <text:p>12</text:p>
          </table:table-cell>
          <table:table-cell table:formula="oooc:=([.C9]/12+[.D9]/720+[.E9]/43200)*PI()" office:value-type="float" office:value="3.11628537943588">
            <text:p>3.1163</text:p>
          </table:table-cell>
          <table:table-cell office:value-type="float" office:value="53">
            <text:p>53</text:p>
          </table:table-cell>
          <table:table-cell office:value-type="float" office:value="39">
            <text:p>39</text:p>
          </table:table-cell>
          <table:table-cell office:value-type="float" office:value="22">
            <text:p>22</text:p>
          </table:table-cell>
          <table:table-cell table:formula="oooc:=([.G9]/180+[.H9]/10800+[.I9]/648000)*PI()" office:value-type="float" office:value="0.936475802704802">
            <text:p>0.9365</text:p>
          </table:table-cell>
          <table:table-cell table:formula="oooc:=[.B9]*SIN(PI()/2-[.J9])*COS([.F9])" office:value-type="float" office:value="-49.5789826548767">
            <text:p>-49.58</text:p>
          </table:table-cell>
          <table:table-cell table:formula="oooc:=[.B9]*SIN(PI()/2-[.J9])*SIN([.F9])" office:value-type="float" office:value="1.25497683779698">
            <text:p>1.25</text:p>
          </table:table-cell>
          <table:table-cell table:formula="oooc:=[.B9]*COS(PI()/2-[.J9])" office:value-type="float" office:value="67.4069440639763">
            <text:p>67.41</text:p>
          </table:table-cell>
          <table:table-cell table:formula="oooc:=TRUNC([.Q9]*180/PI())" office:value-type="float" office:value="11">
            <text:p>11</text:p>
          </table:table-cell>
          <table:table-cell table:formula="oooc:=TRUNC([.Q9]*10800/PI()-[.N9]*60)" office:value-type="float" office:value="10">
            <text:p>10</text:p>
          </table:table-cell>
          <table:table-cell table:formula="oooc:=TRUNC([.Q9]*648000/PI()-[.N9]*3600-[.O9]*60)" office:value-type="float" office:value="5">
            <text:p>5</text:p>
          </table:table-cell>
          <table:table-cell table:formula="oooc:=ASIN(SIN(latitude)*SIN([.J9])+COS(latitude)*COS([.J9])*COS(lst-[.F9]))" office:value-type="float" office:value="0.194920111681122">
            <text:p>0.1949</text:p>
          </table:table-cell>
          <table:table-cell table:formula="oooc:=TRUNC([.U9]*180/PI())" office:value-type="float" office:value="351">
            <text:p>351</text:p>
          </table:table-cell>
          <table:table-cell table:formula="oooc:=TRUNC([.U9]*10800/PI()-[.R9]*60)" office:value-type="float" office:value="26">
            <text:p>26</text:p>
          </table:table-cell>
          <table:table-cell table:formula="oooc:=TRUNC([.U9]*648000/PI()-[.R9]*3600-[.S9]*60)" office:value-type="float" office:value="20">
            <text:p>20</text:p>
          </table:table-cell>
          <table:table-cell table:formula="oooc:=MOD(ATAN(SIN(lst-[.F9])/(COS(lst-[.F9])*SIN(latitude)-TAN([.J9])*COS(latitude)))+2*PI();2*PI())" office:value-type="float" office:value="6.13376592717201">
            <text:p>6.1338</text:p>
          </table:table-cell>
          <table:table-cell table:formula="oooc:=[.B9]*SIN(PI()/2-[.Q9])*COS([.U9])" office:value-type="float" office:value="81.1864518781938">
            <text:p>81.19</text:p>
          </table:table-cell>
          <table:table-cell table:formula="oooc:=[.B9]*SIN(PI()/2-[.Q9])*SIN([.U9])" office:value-type="float" office:value="-12.2219211258965">
            <text:p>-12.22</text:p>
          </table:table-cell>
          <table:table-cell table:formula="oooc:=[.B9]*COS(PI()/2-[.Q9])" office:value-type="float" office:value="16.2089873657205">
            <text:p>16.21</text:p>
          </table:table-cell>
          <table:table-cell table:formula="oooc:=euler21*[.K9]+euler22*[.L9]+euler23*[.M9]" office:value-type="float" office:value="73.5142539893476">
            <text:p>73.51</text:p>
          </table:table-cell>
          <table:table-cell table:formula="oooc:=euler11*[.K9]+euler12*[.L9]+euler13*[.M9]" office:value-type="float" office:value="36.5550240728632">
            <text:p>36.56</text:p>
          </table:table-cell>
          <table:table-cell table:formula="oooc:=euler31*[.K9]+euler32*[.L9]+euler33*[.M9]" office:value-type="float" office:value="16.2089873657205">
            <text:p>16.21</text:p>
          </table:table-cell>
          <table:table-cell table:formula="oooc:=[.Z9]/scale+[.AB$13]" office:value-type="float" office:value="55.0385165518195">
            <text:p>55.04</text:p>
          </table:table-cell>
          <table:table-cell table:formula="oooc:=[.Y9]/scale+[.AC$13]" office:value-type="float" office:value="164.575044855512">
            <text:p>164.58</text:p>
          </table:table-cell>
          <table:table-cell table:formula="oooc:=[.AA9]/scale+[.AD$13]" office:value-type="float" office:value="79.9706815759199">
            <text:p>79.97</text:p>
          </table:table-cell>
          <table:table-cell table:formula="oooc:=[.AB9]-roomX" office:value-type="float" office:value="-60.9614834481805">
            <text:p>-60.96</text:p>
          </table:table-cell>
          <table:table-cell table:formula="oooc:=[.AC9]-roomY" office:value-type="float" office:value="-69.4249551444882">
            <text:p>-69.42</text:p>
          </table:table-cell>
          <table:table-cell office:value-type="float" office:value="113.275725016831">
            <text:p>113.28</text:p>
          </table:table-cell>
          <table:table-cell table:formula="oooc:=[.AD9]-[.AG9]" office:value-type="float" office:value="-33.3050434409111">
            <text:p>-33.31</text:p>
          </table:table-cell>
          <table:table-cell table:number-columns-repeated="221"/>
        </table:table-row>
        <table:table-row table:style-name="ro3">
          <table:table-cell office:value-type="string">
            <text:p>Merak</text:p>
          </table:table-cell>
          <table:table-cell office:value-type="float" office:value="79.419">
            <text:p>79.42</text:p>
          </table:table-cell>
          <table:table-cell office:value-type="float" office:value="11">
            <text:p>11</text:p>
          </table:table-cell>
          <table:table-cell office:value-type="float" office:value="2">
            <text:p>2</text:p>
          </table:table-cell>
          <table:table-cell office:value-type="float" office:value="16">
            <text:p>16</text:p>
          </table:table-cell>
          <table:table-cell table:formula="oooc:=([.C10]/12+[.D10]/720+[.E10]/43200)*PI()" office:value-type="float" office:value="2.88968346488528">
            <text:p>2.8897</text:p>
          </table:table-cell>
          <table:table-cell office:value-type="float" office:value="56">
            <text:p>56</text:p>
          </table:table-cell>
          <table:table-cell office:value-type="float" office:value="20">
            <text:p>20</text:p>
          </table:table-cell>
          <table:table-cell office:value-type="float" office:value="42">
            <text:p>42</text:p>
          </table:table-cell>
          <table:table-cell table:formula="oooc:=([.G10]/180+[.H10]/10800+[.I10]/648000)*PI()" office:value-type="float" office:value="0.983405767036205">
            <text:p>0.9834</text:p>
          </table:table-cell>
          <table:table-cell table:formula="oooc:=[.B10]*SIN(PI()/2-[.J10])*COS([.F10])" office:value-type="float" office:value="-42.624149071414">
            <text:p>-42.62</text:p>
          </table:table-cell>
          <table:table-cell table:formula="oooc:=[.B10]*SIN(PI()/2-[.J10])*SIN([.F10])" office:value-type="float" office:value="10.9704578169614">
            <text:p>10.97</text:p>
          </table:table-cell>
          <table:table-cell table:formula="oooc:=[.B10]*COS(PI()/2-[.J10])" office:value-type="float" office:value="66.1075527623293">
            <text:p>66.11</text:p>
          </table:table-cell>
          <table:table-cell table:formula="oooc:=TRUNC([.Q10]*180/PI())" office:value-type="float" office:value="13">
            <text:p>13</text:p>
          </table:table-cell>
          <table:table-cell table:formula="oooc:=TRUNC([.Q10]*10800/PI()-[.N10]*60)" office:value-type="float" office:value="7">
            <text:p>7</text:p>
          </table:table-cell>
          <table:table-cell table:formula="oooc:=TRUNC([.Q10]*648000/PI()-[.N10]*3600-[.O10]*60)" office:value-type="float" office:value="57">
            <text:p>57</text:p>
          </table:table-cell>
          <table:table-cell table:formula="oooc:=ASIN(SIN(latitude)*SIN([.J10])+COS(latitude)*COS([.J10])*COS(lst-[.F10]))" office:value-type="float" office:value="0.229206147102373">
            <text:p>0.2292</text:p>
          </table:table-cell>
          <table:table-cell table:formula="oooc:=TRUNC([.U10]*180/PI())" office:value-type="float" office:value="359">
            <text:p>359</text:p>
          </table:table-cell>
          <table:table-cell table:formula="oooc:=TRUNC([.U10]*10800/PI()-[.R10]*60)" office:value-type="float" office:value="16">
            <text:p>16</text:p>
          </table:table-cell>
          <table:table-cell table:formula="oooc:=TRUNC([.U10]*648000/PI()-[.R10]*3600-[.S10]*60)" office:value-type="float" office:value="11">
            <text:p>11</text:p>
          </table:table-cell>
          <table:table-cell table:formula="oooc:=MOD(ATAN(SIN(lst-[.F10])/(COS(lst-[.F10])*SIN(latitude)-TAN([.J10])*COS(latitude)))+2*PI();2*PI())" office:value-type="float" office:value="6.27043969001059">
            <text:p>6.2704</text:p>
          </table:table-cell>
          <table:table-cell table:formula="oooc:=[.B10]*SIN(PI()/2-[.Q10])*COS([.U10])" office:value-type="float" office:value="77.3356783121124">
            <text:p>77.34</text:p>
          </table:table-cell>
          <table:table-cell table:formula="oooc:=[.B10]*SIN(PI()/2-[.Q10])*SIN([.U10])" office:value-type="float" office:value="-0.98574432815336">
            <text:p>-0.99</text:p>
          </table:table-cell>
          <table:table-cell table:formula="oooc:=[.B10]*COS(PI()/2-[.Q10])" office:value-type="float" office:value="18.04435449455">
            <text:p>18.04</text:p>
          </table:table-cell>
          <table:table-cell table:formula="oooc:=euler21*[.K10]+euler22*[.L10]+euler23*[.M10]" office:value-type="float" office:value="63.9150787047381">
            <text:p>63.92</text:p>
          </table:table-cell>
          <table:table-cell table:formula="oooc:=euler11*[.K10]+euler12*[.L10]+euler13*[.M10]" office:value-type="float" office:value="43.5504482874993">
            <text:p>43.55</text:p>
          </table:table-cell>
          <table:table-cell table:formula="oooc:=euler31*[.K10]+euler32*[.L10]+euler33*[.M10]" office:value-type="float" office:value="18.04435449455">
            <text:p>18.04</text:p>
          </table:table-cell>
          <table:table-cell table:formula="oooc:=[.Z10]/scale+[.AB$13]" office:value-type="float" office:value="63.6574010217049">
            <text:p>63.66</text:p>
          </table:table-cell>
          <table:table-cell table:formula="oooc:=[.Y10]/scale+[.AC$13]" office:value-type="float" office:value="152.748144835478">
            <text:p>152.75</text:p>
          </table:table-cell>
          <table:table-cell table:formula="oooc:=[.AA10]/scale+[.AD$13]" office:value-type="float" office:value="82.2319907914654">
            <text:p>82.23</text:p>
          </table:table-cell>
          <table:table-cell table:formula="oooc:=[.AB10]-roomX" office:value-type="float" office:value="-52.3425989782951">
            <text:p>-52.34</text:p>
          </table:table-cell>
          <table:table-cell table:formula="oooc:=[.AC10]-roomY" office:value-type="float" office:value="-81.2518551645225">
            <text:p>-81.25</text:p>
          </table:table-cell>
          <table:table-cell office:value-type="float" office:value="120">
            <text:p>120.00</text:p>
          </table:table-cell>
          <table:table-cell table:formula="oooc:=[.AD10]-[.AG10]" office:value-type="float" office:value="-37.7680092085346">
            <text:p>-37.77</text:p>
          </table:table-cell>
          <table:table-cell table:number-columns-repeated="221"/>
        </table:table-row>
        <table:table-row table:style-name="ro3">
          <table:table-cell office:value-type="string">
            <text:p>Dubhe</text:p>
          </table:table-cell>
          <table:table-cell office:value-type="float" office:value="123.64">
            <text:p>123.64</text:p>
          </table:table-cell>
          <table:table-cell office:value-type="float" office:value="11">
            <text:p>11</text:p>
          </table:table-cell>
          <table:table-cell office:value-type="float" office:value="4">
            <text:p>4</text:p>
          </table:table-cell>
          <table:table-cell office:value-type="float" office:value="10">
            <text:p>10</text:p>
          </table:table-cell>
          <table:table-cell table:formula="oooc:=([.C11]/12+[.D11]/720+[.E11]/43200)*PI()" office:value-type="float" office:value="2.89797377883225">
            <text:p>2.8980</text:p>
          </table:table-cell>
          <table:table-cell office:value-type="float" office:value="61">
            <text:p>61</text:p>
          </table:table-cell>
          <table:table-cell office:value-type="float" office:value="42">
            <text:p>42</text:p>
          </table:table-cell>
          <table:table-cell office:value-type="float" office:value="49">
            <text:p>49</text:p>
          </table:table-cell>
          <table:table-cell table:formula="oooc:=([.G11]/180+[.H11]/10800+[.I11]/648000)*PI()" office:value-type="float" office:value="1.07710570718425">
            <text:p>1.0771</text:p>
          </table:table-cell>
          <table:table-cell table:formula="oooc:=[.B11]*SIN(PI()/2-[.J11])*COS([.F11])" office:value-type="float" office:value="-56.8603107758467">
            <text:p>-56.86</text:p>
          </table:table-cell>
          <table:table-cell table:formula="oooc:=[.B11]*SIN(PI()/2-[.J11])*SIN([.F11])" office:value-type="float" office:value="14.1329551970519">
            <text:p>14.13</text:p>
          </table:table-cell>
          <table:table-cell table:formula="oooc:=[.B11]*COS(PI()/2-[.J11])" office:value-type="float" office:value="108.876141720178">
            <text:p>108.88</text:p>
          </table:table-cell>
          <table:table-cell table:formula="oooc:=TRUNC([.Q11]*180/PI())" office:value-type="float" office:value="18">
            <text:p>18</text:p>
          </table:table-cell>
          <table:table-cell table:formula="oooc:=TRUNC([.Q11]*10800/PI()-[.N11]*60)" office:value-type="float" office:value="30">
            <text:p>30</text:p>
          </table:table-cell>
          <table:table-cell table:formula="oooc:=TRUNC([.Q11]*648000/PI()-[.N11]*3600-[.O11]*60)" office:value-type="float" office:value="17">
            <text:p>17</text:p>
          </table:table-cell>
          <table:table-cell table:formula="oooc:=ASIN(SIN(latitude)*SIN([.J11])+COS(latitude)*COS([.J11])*COS(lst-[.F11]))" office:value-type="float" office:value="0.322969462912031">
            <text:p>0.3230</text:p>
          </table:table-cell>
          <table:table-cell table:formula="oooc:=TRUNC([.U11]*180/PI())" office:value-type="float" office:value="359">
            <text:p>359</text:p>
          </table:table-cell>
          <table:table-cell table:formula="oooc:=TRUNC([.U11]*10800/PI()-[.R11]*60)" office:value-type="float" office:value="7">
            <text:p>7</text:p>
          </table:table-cell>
          <table:table-cell table:formula="oooc:=TRUNC([.U11]*648000/PI()-[.R11]*3600-[.S11]*60)" office:value-type="float" office:value="17">
            <text:p>17</text:p>
          </table:table-cell>
          <table:table-cell table:formula="oooc:=MOD(ATAN(SIN(lst-[.F11])/(COS(lst-[.F11])*SIN(latitude)-TAN([.J11])*COS(latitude)))+2*PI();2*PI())" office:value-type="float" office:value="6.26785148316347">
            <text:p>6.2679</text:p>
          </table:table-cell>
          <table:table-cell table:formula="oooc:=[.B11]*SIN(PI()/2-[.Q11])*COS([.U11])" office:value-type="float" office:value="117.233674771704">
            <text:p>117.23</text:p>
          </table:table-cell>
          <table:table-cell table:formula="oooc:=[.B11]*SIN(PI()/2-[.Q11])*SIN([.U11])" office:value-type="float" office:value="-1.79778144173581">
            <text:p>-1.80</text:p>
          </table:table-cell>
          <table:table-cell table:formula="oooc:=[.B11]*COS(PI()/2-[.Q11])" office:value-type="float" office:value="39.2413440316484">
            <text:p>39.24</text:p>
          </table:table-cell>
          <table:table-cell table:formula="oooc:=euler21*[.K11]+euler22*[.L11]+euler23*[.M11]" office:value-type="float" office:value="97.0633694214406">
            <text:p>97.06</text:p>
          </table:table-cell>
          <table:table-cell table:formula="oooc:=euler11*[.K11]+euler12*[.L11]+euler13*[.M11]" office:value-type="float" office:value="65.7698170527086">
            <text:p>65.77</text:p>
          </table:table-cell>
          <table:table-cell table:formula="oooc:=euler31*[.K11]+euler32*[.L11]+euler33*[.M11]" office:value-type="float" office:value="39.2413440316485">
            <text:p>39.24</text:p>
          </table:table-cell>
          <table:table-cell table:formula="oooc:=[.Z11]/scale+[.AB$13]" office:value-type="float" office:value="91.0333208380389">
            <text:p>91.03</text:p>
          </table:table-cell>
          <table:table-cell table:formula="oooc:=[.Y11]/scale+[.AC$13]" office:value-type="float" office:value="193.589311760519">
            <text:p>193.59</text:p>
          </table:table-cell>
          <table:table-cell table:formula="oooc:=[.AA11]/scale+[.AD$13]" office:value-type="float" office:value="108.348263132374">
            <text:p>108.35</text:p>
          </table:table-cell>
          <table:table-cell table:formula="oooc:=[.AB11]-roomX" office:value-type="float" office:value="-24.9666791619611">
            <text:p>-24.97</text:p>
          </table:table-cell>
          <table:table-cell table:formula="oooc:=[.AC11]-roomY" office:value-type="float" office:value="-40.4106882394806">
            <text:p>-40.41</text:p>
          </table:table-cell>
          <table:table-cell office:value-type="float" office:value="120">
            <text:p>120.00</text:p>
          </table:table-cell>
          <table:table-cell table:formula="oooc:=[.AD11]-[.AG11]" office:value-type="float" office:value="-11.6517368676263">
            <text:p>-11.65</text:p>
          </table:table-cell>
          <table:table-cell table:number-columns-repeated="221"/>
        </table:table-row>
        <table:table-row table:style-name="ro4">
          <table:table-cell table:style-name="Default" table:number-columns-repeated="34"/>
          <table:table-cell table:number-columns-repeated="221"/>
        </table:table-row>
        <table:table-row table:style-name="ro3">
          <table:table-cell office:value-type="string">
            <text:p>Earth</text:p>
          </table:table-cell>
          <table:table-cell table:formula="oooc:=0" office:value-type="float" office:value="0">
            <text:p>0.00</text:p>
          </table:table-cell>
          <table:table-cell table:formula="oooc:=0" office:value-type="float" office:value="0">
            <text:p>0</text:p>
          </table:table-cell>
          <table:table-cell table:formula="oooc:=0" office:value-type="float" office:value="0">
            <text:p>0</text:p>
          </table:table-cell>
          <table:table-cell table:formula="oooc:=0" office:value-type="float" office:value="0">
            <text:p>0</text:p>
          </table:table-cell>
          <table:table-cell table:formula="oooc:=([.C13]/12+[.D13]/720+[.E13]/43200)*PI()" office:value-type="float" office:value="0">
            <text:p>0.0000</text:p>
          </table:table-cell>
          <table:table-cell table:formula="oooc:=90" office:value-type="float" office:value="90">
            <text:p>90</text:p>
          </table:table-cell>
          <table:table-cell table:formula="oooc:=0" office:value-type="float" office:value="0">
            <text:p>0</text:p>
          </table:table-cell>
          <table:table-cell table:formula="oooc:=0" office:value-type="float" office:value="0">
            <text:p>0</text:p>
          </table:table-cell>
          <table:table-cell table:formula="oooc:=([.G13]/180+[.H13]/10800+[.I13]/648000)*PI()" office:value-type="float" office:value="1.5707963267949">
            <text:p>1.5708</text:p>
          </table:table-cell>
          <table:table-cell table:formula="oooc:=[.B13]*SIN(PI()/2-[.J13])*COS([.F13])" office:value-type="float" office:value="0">
            <text:p>0.00</text:p>
          </table:table-cell>
          <table:table-cell table:formula="oooc:=[.B13]*SIN(PI()/2-[.J13])*SIN([.F13])" office:value-type="float" office:value="0">
            <text:p>0.00</text:p>
          </table:table-cell>
          <table:table-cell table:formula="oooc:=[.B13]*COS(PI()/2-[.J13])" office:value-type="float" office:value="0">
            <text:p>0.00</text:p>
          </table:table-cell>
          <table:table-cell table:formula="oooc:=TRUNC([.Q13]*180/PI())" office:value-type="float" office:value="46">
            <text:p>46</text:p>
          </table:table-cell>
          <table:table-cell table:formula="oooc:=TRUNC([.Q13]*10800/PI()-[.N13]*60)" office:value-type="float" office:value="46">
            <text:p>46</text:p>
          </table:table-cell>
          <table:table-cell table:formula="oooc:=TRUNC([.Q13]*648000/PI()-[.N13]*3600-[.O13]*60)" office:value-type="float" office:value="54">
            <text:p>54</text:p>
          </table:table-cell>
          <table:table-cell table:formula="oooc:=ASIN(SIN(latitude)*SIN([.J13])+COS(latitude)*COS([.J13])*COS(lst-[.F13]))" office:value-type="float" office:value="0.816498961040625">
            <text:p>0.8165</text:p>
          </table:table-cell>
          <table:table-cell table:formula="oooc:=TRUNC([.U13]*180/PI())" office:value-type="float" office:value="0">
            <text:p>0</text:p>
          </table:table-cell>
          <table:table-cell table:formula="oooc:=TRUNC([.U13]*10800/PI()-[.R13]*60)" office:value-type="float" office:value="0">
            <text:p>0</text:p>
          </table:table-cell>
          <table:table-cell table:formula="oooc:=TRUNC([.U13]*648000/PI()-[.R13]*3600-[.S13]*60)" office:value-type="float" office:value="0">
            <text:p>0</text:p>
          </table:table-cell>
          <table:table-cell table:formula="oooc:=MOD(ATAN(SIN(lst-[.F13])/(COS(lst-[.F13])*SIN(latitude)-TAN([.J13])*COS(latitude)))+2*PI();2*PI())" office:value-type="float" office:value="0">
            <text:p>0.0000</text:p>
          </table:table-cell>
          <table:table-cell table:formula="oooc:=[.B13]*SIN(PI()/2-[.Q13])*COS([.U13])" office:value-type="float" office:value="0">
            <text:p>0.00</text:p>
          </table:table-cell>
          <table:table-cell table:formula="oooc:=[.B13]*SIN(PI()/2-[.Q13])*SIN([.U13])" office:value-type="float" office:value="0">
            <text:p>0.00</text:p>
          </table:table-cell>
          <table:table-cell table:formula="oooc:=[.B13]*COS(PI()/2-[.Q13])" office:value-type="float" office:value="0">
            <text:p>0.00</text:p>
          </table:table-cell>
          <table:table-cell table:formula="oooc:=euler21*[.K13]+euler22*[.L13]+euler23*[.M13]" office:value-type="float" office:value="0">
            <text:p>0.00</text:p>
          </table:table-cell>
          <table:table-cell table:formula="oooc:=euler11*[.K13]+euler12*[.L13]+euler13*[.M13]" office:value-type="float" office:value="0">
            <text:p>0.00</text:p>
          </table:table-cell>
          <table:table-cell table:formula="oooc:=euler31*[.K13]+euler32*[.L13]+euler33*[.M13]" office:value-type="float" office:value="0">
            <text:p>0.00</text:p>
          </table:table-cell>
          <table:table-cell office:value-type="float" office:value="10">
            <text:p>10.00</text:p>
          </table:table-cell>
          <table:table-cell office:value-type="float" office:value="74">
            <text:p>74.00</text:p>
          </table:table-cell>
          <table:table-cell office:value-type="float" office:value="60">
            <text:p>60.00</text:p>
          </table:table-cell>
          <table:table-cell table:formula="oooc:=[.AB13]-roomX" office:value-type="float" office:value="-106">
            <text:p>-106.00</text:p>
          </table:table-cell>
          <table:table-cell table:formula="oooc:=[.AC13]-roomY" office:value-type="float" office:value="-160">
            <text:p>-160.00</text:p>
          </table:table-cell>
          <table:table-cell office:value-type="float" office:value="90.9557522123894">
            <text:p>90.96</text:p>
          </table:table-cell>
          <table:table-cell table:formula="oooc:=[.AD13]-[.AG13]" office:value-type="float" office:value="-30.9557522123894">
            <text:p>-30.96</text:p>
          </table:table-cell>
          <table:table-cell table:number-columns-repeated="221"/>
        </table:table-row>
        <table:table-row table:style-name="ro4">
          <table:table-cell table:style-name="Default" table:number-columns-repeated="34"/>
          <table:table-cell table:number-columns-repeated="221"/>
        </table:table-row>
        <table:table-row table:style-name="ro3">
          <table:table-cell office:value-type="string">
            <text:p>Castor</text:p>
          </table:table-cell>
          <table:table-cell office:value-type="float" office:value="51.55">
            <text:p>51.55</text:p>
          </table:table-cell>
          <table:table-cell office:value-type="float" office:value="7">
            <text:p>7</text:p>
          </table:table-cell>
          <table:table-cell office:value-type="float" office:value="35">
            <text:p>35</text:p>
          </table:table-cell>
          <table:table-cell office:value-type="float" office:value="2">
            <text:p>2</text:p>
          </table:table-cell>
          <table:table-cell table:formula="oooc:=([.C15]/12+[.D15]/720+[.E15]/43200)*PI()" office:value-type="float" office:value="1.98545746824788">
            <text:p>1.9855</text:p>
          </table:table-cell>
          <table:table-cell office:value-type="float" office:value="31">
            <text:p>31</text:p>
          </table:table-cell>
          <table:table-cell office:value-type="float" office:value="52">
            <text:p>52</text:p>
          </table:table-cell>
          <table:table-cell office:value-type="float" office:value="25">
            <text:p>25</text:p>
          </table:table-cell>
          <table:table-cell table:formula="oooc:=([.G15]/180+[.H15]/10800+[.I15]/648000)*PI()" office:value-type="float" office:value="0.556299458389137">
            <text:p>0.5563</text:p>
          </table:table-cell>
          <table:table-cell table:formula="oooc:=[.B15]*SIN(PI()/2-[.J15])*COS([.F15])" office:value-type="float" office:value="-17.6368825631449">
            <text:p>-17.64</text:p>
          </table:table-cell>
          <table:table-cell table:formula="oooc:=[.B15]*SIN(PI()/2-[.J15])*SIN([.F15])" office:value-type="float" office:value="40.0670554495534">
            <text:p>40.07</text:p>
          </table:table-cell>
          <table:table-cell table:formula="oooc:=[.B15]*COS(PI()/2-[.J15])" office:value-type="float" office:value="27.2208365238148">
            <text:p>27.22</text:p>
          </table:table-cell>
          <table:table-cell table:formula="oooc:=TRUNC([.Q15]*180/PI())" office:value-type="float" office:value="0">
            <text:p>0</text:p>
          </table:table-cell>
          <table:table-cell table:formula="oooc:=TRUNC([.Q15]*10800/PI()-[.N15]*60)" office:value-type="float" office:value="51">
            <text:p>51</text:p>
          </table:table-cell>
          <table:table-cell table:formula="oooc:=TRUNC([.Q15]*648000/PI()-[.N15]*3600-[.O15]*60)" office:value-type="float" office:value="58">
            <text:p>58</text:p>
          </table:table-cell>
          <table:table-cell table:formula="oooc:=ASIN(SIN(latitude)*SIN([.J15])+COS(latitude)*COS([.J15])*COS(lst-[.F15]))" office:value-type="float" office:value="0.0151184307560161">
            <text:p>0.0151</text:p>
          </table:table-cell>
          <table:table-cell table:formula="oooc:=TRUNC([.U15]*180/PI())" office:value-type="float" office:value="40">
            <text:p>40</text:p>
          </table:table-cell>
          <table:table-cell table:formula="oooc:=TRUNC([.U15]*10800/PI()-[.R15]*60)" office:value-type="float" office:value="57">
            <text:p>57</text:p>
          </table:table-cell>
          <table:table-cell table:formula="oooc:=TRUNC([.U15]*648000/PI()-[.R15]*3600-[.S15]*60)" office:value-type="float" office:value="50">
            <text:p>50</text:p>
          </table:table-cell>
          <table:table-cell table:formula="oooc:=MOD(ATAN(SIN(lst-[.F15])/(COS(lst-[.F15])*SIN(latitude)-TAN([.J15])*COS(latitude)))+2*PI();2*PI())" office:value-type="float" office:value="0.714958007516756">
            <text:p>0.7150</text:p>
          </table:table-cell>
          <table:table-cell table:formula="oooc:=[.B15]*SIN(PI()/2-[.Q15])*COS([.U15])" office:value-type="float" office:value="38.9220272052018">
            <text:p>38.92</text:p>
          </table:table-cell>
          <table:table-cell table:formula="oooc:=[.B15]*SIN(PI()/2-[.Q15])*SIN([.U15])" office:value-type="float" office:value="33.7915810540504">
            <text:p>33.79</text:p>
          </table:table-cell>
          <table:table-cell table:formula="oooc:=[.B15]*COS(PI()/2-[.Q15])" office:value-type="float" office:value="0.779325416675553">
            <text:p>0.78</text:p>
          </table:table-cell>
          <table:table-cell table:formula="oooc:=euler21*[.K15]+euler22*[.L15]+euler23*[.M15]" office:value-type="float" office:value="12.501003513363">
            <text:p>12.50</text:p>
          </table:table-cell>
          <table:table-cell table:formula="oooc:=euler11*[.K15]+euler12*[.L15]+euler13*[.M15]" office:value-type="float" office:value="50.0052003601006">
            <text:p>50.01</text:p>
          </table:table-cell>
          <table:table-cell table:formula="oooc:=euler31*[.K15]+euler32*[.L15]+euler33*[.M15]" office:value-type="float" office:value="0.779325416675558">
            <text:p>0.78</text:p>
          </table:table-cell>
          <table:table-cell table:formula="oooc:=[.Z15]/scale+[.AB$13]" office:value-type="float" office:value="71.6101370800997">
            <text:p>71.61</text:p>
          </table:table-cell>
          <table:table-cell table:formula="oooc:=[.Y15]/scale+[.AC$13]" office:value-type="float" office:value="89.4021688654535">
            <text:p>89.40</text:p>
          </table:table-cell>
          <table:table-cell table:formula="oooc:=[.AA15]/scale+[.AD$13]" office:value-type="float" office:value="60.9601870486594">
            <text:p>60.96</text:p>
          </table:table-cell>
          <table:table-cell table:formula="oooc:=[.AB15]-roomX" office:value-type="float" office:value="-44.3898629199003">
            <text:p>-44.39</text:p>
          </table:table-cell>
          <table:table-cell table:formula="oooc:=[.AC15]-roomY" office:value-type="float" office:value="-144.597831134547">
            <text:p>-144.60</text:p>
          </table:table-cell>
          <table:table-cell office:value-type="float" office:value="120">
            <text:p>120.00</text:p>
          </table:table-cell>
          <table:table-cell table:formula="oooc:=[.AD15]-[.AG15]" office:value-type="float" office:value="-59.0398129513406">
            <text:p>-59.04</text:p>
          </table:table-cell>
          <table:table-cell table:number-columns-repeated="221"/>
        </table:table-row>
        <table:table-row table:style-name="ro3">
          <table:table-cell office:value-type="string">
            <text:p>Pollux</text:p>
          </table:table-cell>
          <table:table-cell office:value-type="float" office:value="33.72">
            <text:p>33.72</text:p>
          </table:table-cell>
          <table:table-cell office:value-type="float" office:value="7">
            <text:p>7</text:p>
          </table:table-cell>
          <table:table-cell office:value-type="float" office:value="45">
            <text:p>45</text:p>
          </table:table-cell>
          <table:table-cell office:value-type="float" office:value="44">
            <text:p>44</text:p>
          </table:table-cell>
          <table:table-cell table:formula="oooc:=([.C16]/12+[.D16]/720+[.E16]/43200)*PI()" office:value-type="float" office:value="2.03214502573873">
            <text:p>2.0321</text:p>
          </table:table-cell>
          <table:table-cell office:value-type="float" office:value="28">
            <text:p>28</text:p>
          </table:table-cell>
          <table:table-cell office:value-type="float" office:value="0">
            <text:p>0</text:p>
          </table:table-cell>
          <table:table-cell office:value-type="float" office:value="35">
            <text:p>35</text:p>
          </table:table-cell>
          <table:table-cell table:formula="oooc:=([.G16]/180+[.H16]/10800+[.I16]/648000)*PI()" office:value-type="float" office:value="0.488861875346801">
            <text:p>0.4889</text:p>
          </table:table-cell>
          <table:table-cell table:formula="oooc:=[.B16]*SIN(PI()/2-[.J16])*COS([.F16])" office:value-type="float" office:value="-13.252436612888">
            <text:p>-13.25</text:p>
          </table:table-cell>
          <table:table-cell table:formula="oooc:=[.B16]*SIN(PI()/2-[.J16])*SIN([.F16])" office:value-type="float" office:value="26.6579079204125">
            <text:p>26.66</text:p>
          </table:table-cell>
          <table:table-cell table:formula="oooc:=[.B16]*COS(PI()/2-[.J16])" office:value-type="float" office:value="15.8356328931999">
            <text:p>15.84</text:p>
          </table:table-cell>
          <table:table-cell table:formula="oooc:=TRUNC([.Q16]*180/PI())" office:value-type="float" office:value="-3">
            <text:p>-3</text:p>
          </table:table-cell>
          <table:table-cell table:formula="oooc:=TRUNC([.Q16]*10800/PI()-[.N16]*60)" office:value-type="float" office:value="-38">
            <text:p>-38</text:p>
          </table:table-cell>
          <table:table-cell table:formula="oooc:=TRUNC([.Q16]*648000/PI()-[.N16]*3600-[.O16]*60)" office:value-type="float" office:value="-20">
            <text:p>-20</text:p>
          </table:table-cell>
          <table:table-cell table:formula="oooc:=ASIN(SIN(latitude)*SIN([.J16])+COS(latitude)*COS([.J16])*COS(lst-[.F16]))" office:value-type="float" office:value="-0.0635141853591107">
            <text:p>-0.0635</text:p>
          </table:table-cell>
          <table:table-cell table:formula="oooc:=TRUNC([.U16]*180/PI())" office:value-type="float" office:value="40">
            <text:p>40</text:p>
          </table:table-cell>
          <table:table-cell table:formula="oooc:=TRUNC([.U16]*10800/PI()-[.R16]*60)" office:value-type="float" office:value="59">
            <text:p>59</text:p>
          </table:table-cell>
          <table:table-cell table:formula="oooc:=TRUNC([.U16]*648000/PI()-[.R16]*3600-[.S16]*60)" office:value-type="float" office:value="8">
            <text:p>8</text:p>
          </table:table-cell>
          <table:table-cell table:formula="oooc:=MOD(ATAN(SIN(lst-[.F16])/(COS(lst-[.F16])*SIN(latitude)-TAN([.J16])*COS(latitude)))+2*PI();2*PI())" office:value-type="float" office:value="0.715337674172637">
            <text:p>0.7153</text:p>
          </table:table-cell>
          <table:table-cell table:formula="oooc:=[.B16]*SIN(PI()/2-[.Q16])*COS([.U16])" office:value-type="float" office:value="25.4029528586835">
            <text:p>25.40</text:p>
          </table:table-cell>
          <table:table-cell table:formula="oooc:=[.B16]*SIN(PI()/2-[.Q16])*SIN([.U16])" office:value-type="float" office:value="22.0714222219028">
            <text:p>22.07</text:p>
          </table:table-cell>
          <table:table-cell table:formula="oooc:=[.B16]*COS(PI()/2-[.Q16])" office:value-type="float" office:value="-2.14025866707704">
            <text:p>-2.14</text:p>
          </table:table-cell>
          <table:table-cell table:formula="oooc:=euler21*[.K16]+euler22*[.L16]+euler23*[.M16]" office:value-type="float" office:value="8.14923306192923">
            <text:p>8.15</text:p>
          </table:table-cell>
          <table:table-cell table:formula="oooc:=euler11*[.K16]+euler12*[.L16]+euler13*[.M16]" office:value-type="float" office:value="32.6503858069145">
            <text:p>32.65</text:p>
          </table:table-cell>
          <table:table-cell table:formula="oooc:=euler31*[.K16]+euler32*[.L16]+euler33*[.M16]" office:value-type="float" office:value="-2.14025866707705">
            <text:p>-2.14</text:p>
          </table:table-cell>
          <table:table-cell table:formula="oooc:=[.Z16]/scale+[.AB$13]" office:value-type="float" office:value="50.2277109339852">
            <text:p>50.23</text:p>
          </table:table-cell>
          <table:table-cell table:formula="oooc:=[.Y16]/scale+[.AC$13]" office:value-type="float" office:value="84.0404630403951">
            <text:p>84.04</text:p>
          </table:table-cell>
          <table:table-cell table:formula="oooc:=[.AA16]/scale+[.AD$13]" office:value-type="float" office:value="57.3630416653485">
            <text:p>57.36</text:p>
          </table:table-cell>
          <table:table-cell table:formula="oooc:=[.AB16]-roomX" office:value-type="float" office:value="-65.7722890660148">
            <text:p>-65.77</text:p>
          </table:table-cell>
          <table:table-cell table:formula="oooc:=[.AC16]-roomY" office:value-type="float" office:value="-149.959536959605">
            <text:p>-149.96</text:p>
          </table:table-cell>
          <table:table-cell office:value-type="float" office:value="110.891608958435">
            <text:p>110.89</text:p>
          </table:table-cell>
          <table:table-cell table:formula="oooc:=[.AD16]-[.AG16]" office:value-type="float" office:value="-53.5285672930866">
            <text:p>-53.53</text:p>
          </table:table-cell>
          <table:table-cell table:number-columns-repeated="221"/>
        </table:table-row>
        <table:table-row table:style-name="ro3">
          <table:table-cell office:value-type="string">
            <text:p>Regulus</text:p>
          </table:table-cell>
          <table:table-cell office:value-type="float" office:value="77.49">
            <text:p>77.49</text:p>
          </table:table-cell>
          <table:table-cell office:value-type="float" office:value="10">
            <text:p>10</text:p>
          </table:table-cell>
          <table:table-cell office:value-type="float" office:value="8">
            <text:p>8</text:p>
          </table:table-cell>
          <table:table-cell office:value-type="float" office:value="44">
            <text:p>44</text:p>
          </table:table-cell>
          <table:table-cell table:formula="oooc:=([.C17]/12+[.D17]/720+[.E17]/43200)*PI()" office:value-type="float" office:value="2.6561002333267">
            <text:p>2.6561</text:p>
          </table:table-cell>
          <table:table-cell office:value-type="float" office:value="11">
            <text:p>11</text:p>
          </table:table-cell>
          <table:table-cell office:value-type="float" office:value="56">
            <text:p>56</text:p>
          </table:table-cell>
          <table:table-cell office:value-type="float" office:value="4">
            <text:p>4</text:p>
          </table:table-cell>
          <table:table-cell table:formula="oooc:=([.G17]/180+[.H17]/10800+[.I17]/648000)*PI()" office:value-type="float" office:value="0.208295349951901">
            <text:p>0.2083</text:p>
          </table:table-cell>
          <table:table-cell table:formula="oooc:=[.B17]*SIN(PI()/2-[.J17])*COS([.F17])" office:value-type="float" office:value="-67.0542550617742">
            <text:p>-67.05</text:p>
          </table:table-cell>
          <table:table-cell table:formula="oooc:=[.B17]*SIN(PI()/2-[.J17])*SIN([.F17])" office:value-type="float" office:value="35.3786293363148">
            <text:p>35.38</text:p>
          </table:table-cell>
          <table:table-cell table:formula="oooc:=[.B17]*COS(PI()/2-[.J17])" office:value-type="float" office:value="16.0243428693403">
            <text:p>16.02</text:p>
          </table:table-cell>
          <table:table-cell table:formula="oooc:=TRUNC([.Q17]*180/PI())" office:value-type="float" office:value="-30">
            <text:p>-30</text:p>
          </table:table-cell>
          <table:table-cell table:formula="oooc:=TRUNC([.Q17]*10800/PI()-[.N17]*60)" office:value-type="float" office:value="-17">
            <text:p>-17</text:p>
          </table:table-cell>
          <table:table-cell table:formula="oooc:=TRUNC([.Q17]*648000/PI()-[.N17]*3600-[.O17]*60)" office:value-type="float" office:value="-27">
            <text:p>-27</text:p>
          </table:table-cell>
          <table:table-cell table:formula="oooc:=ASIN(SIN(latitude)*SIN([.J17])+COS(latitude)*COS([.J17])*COS(lst-[.F17]))" office:value-type="float" office:value="-0.528675372445473">
            <text:p>-0.5287</text:p>
          </table:table-cell>
          <table:table-cell table:formula="oooc:=TRUNC([.U17]*180/PI())" office:value-type="float" office:value="13">
            <text:p>13</text:p>
          </table:table-cell>
          <table:table-cell table:formula="oooc:=TRUNC([.U17]*10800/PI()-[.R17]*60)" office:value-type="float" office:value="44">
            <text:p>44</text:p>
          </table:table-cell>
          <table:table-cell table:formula="oooc:=TRUNC([.U17]*648000/PI()-[.R17]*3600-[.S17]*60)" office:value-type="float" office:value="23">
            <text:p>23</text:p>
          </table:table-cell>
          <table:table-cell table:formula="oooc:=MOD(ATAN(SIN(lst-[.F17])/(COS(lst-[.F17])*SIN(latitude)-TAN([.J17])*COS(latitude)))+2*PI();2*PI())" office:value-type="float" office:value="0.239805808337042">
            <text:p>0.2398</text:p>
          </table:table-cell>
          <table:table-cell table:formula="oooc:=[.B17]*SIN(PI()/2-[.Q17])*COS([.U17])" office:value-type="float" office:value="64.9960416016881">
            <text:p>65.00</text:p>
          </table:table-cell>
          <table:table-cell table:formula="oooc:=[.B17]*SIN(PI()/2-[.Q17])*SIN([.U17])" office:value-type="float" office:value="15.8922400705509">
            <text:p>15.89</text:p>
          </table:table-cell>
          <table:table-cell table:formula="oooc:=[.B17]*COS(PI()/2-[.Q17])" office:value-type="float" office:value="-39.0851811004069">
            <text:p>-39.09</text:p>
          </table:table-cell>
          <table:table-cell table:formula="oooc:=euler21*[.K17]+euler22*[.L17]+euler23*[.M17]" office:value-type="float" office:value="44.1262259234133">
            <text:p>44.13</text:p>
          </table:table-cell>
          <table:table-cell table:formula="oooc:=euler11*[.K17]+euler12*[.L17]+euler13*[.M17]" office:value-type="float" office:value="50.2983588609438">
            <text:p>50.30</text:p>
          </table:table-cell>
          <table:table-cell table:formula="oooc:=euler31*[.K17]+euler32*[.L17]+euler33*[.M17]" office:value-type="float" office:value="-39.0851811004069">
            <text:p>-39.09</text:p>
          </table:table-cell>
          <table:table-cell table:formula="oooc:=[.Z17]/scale+[.AB$13]" office:value-type="float" office:value="71.9713302218745">
            <text:p>71.97</text:p>
          </table:table-cell>
          <table:table-cell table:formula="oooc:=[.Y17]/scale+[.AC$13]" office:value-type="float" office:value="128.366802020418">
            <text:p>128.37</text:p>
          </table:table-cell>
          <table:table-cell table:formula="oooc:=[.AA17]/scale+[.AD$13]" office:value-type="float" office:value="11.8441412481975">
            <text:p>11.84</text:p>
          </table:table-cell>
          <table:table-cell table:formula="oooc:=[.AB17]-roomX" office:value-type="float" office:value="-44.0286697781255">
            <text:p>-44.03</text:p>
          </table:table-cell>
          <table:table-cell table:formula="oooc:=[.AC17]-roomY" office:value-type="float" office:value="-105.633197979582">
            <text:p>-105.63</text:p>
          </table:table-cell>
          <table:table-cell office:value-type="float" office:value="120">
            <text:p>120.00</text:p>
          </table:table-cell>
          <table:table-cell table:formula="oooc:=[.AD17]-[.AG17]" office:value-type="float" office:value="-108.155858751803">
            <text:p>-108.16</text:p>
          </table:table-cell>
          <table:table-cell table:number-columns-repeated="221"/>
        </table:table-row>
        <table:table-row table:style-name="ro3">
          <table:table-cell office:value-type="string">
            <text:p>Vega</text:p>
          </table:table-cell>
          <table:table-cell office:value-type="float" office:value="25.3">
            <text:p>25.30</text:p>
          </table:table-cell>
          <table:table-cell office:value-type="float" office:value="18">
            <text:p>18</text:p>
          </table:table-cell>
          <table:table-cell office:value-type="float" office:value="37">
            <text:p>37</text:p>
          </table:table-cell>
          <table:table-cell office:value-type="float" office:value="10">
            <text:p>10</text:p>
          </table:table-cell>
          <table:table-cell table:formula="oooc:=([.C18]/12+[.D18]/720+[.E18]/43200)*PI()" office:value-type="float" office:value="4.87455915671583">
            <text:p>4.8746</text:p>
          </table:table-cell>
          <table:table-cell office:value-type="float" office:value="38">
            <text:p>38</text:p>
          </table:table-cell>
          <table:table-cell office:value-type="float" office:value="47">
            <text:p>47</text:p>
          </table:table-cell>
          <table:table-cell office:value-type="float" office:value="20">
            <text:p>20</text:p>
          </table:table-cell>
          <table:table-cell table:formula="oooc:=([.G18]/180+[.H18]/10800+[.I18]/648000)*PI()" office:value-type="float" office:value="0.676993824301356">
            <text:p>0.6770</text:p>
          </table:table-cell>
          <table:table-cell table:formula="oooc:=[.B18]*SIN(PI()/2-[.J18])*COS([.F18])" office:value-type="float" office:value="3.18404924757588">
            <text:p>3.18</text:p>
          </table:table-cell>
          <table:table-cell table:formula="oooc:=[.B18]*SIN(PI()/2-[.J18])*SIN([.F18])" office:value-type="float" office:value="-19.4615782271461">
            <text:p>-19.46</text:p>
          </table:table-cell>
          <table:table-cell table:formula="oooc:=[.B18]*COS(PI()/2-[.J18])" office:value-type="float" office:value="15.8492524523298">
            <text:p>15.85</text:p>
          </table:table-cell>
          <table:table-cell table:formula="oooc:=TRUNC([.Q18]*180/PI())" office:value-type="float" office:value="43">
            <text:p>43</text:p>
          </table:table-cell>
          <table:table-cell table:formula="oooc:=TRUNC([.Q18]*10800/PI()-[.N18]*60)" office:value-type="float" office:value="0">
            <text:p>0</text:p>
          </table:table-cell>
          <table:table-cell table:formula="oooc:=TRUNC([.Q18]*648000/PI()-[.N18]*3600-[.O18]*60)" office:value-type="float" office:value="49">
            <text:p>49</text:p>
          </table:table-cell>
          <table:table-cell table:formula="oooc:=ASIN(SIN(latitude)*SIN([.J18])+COS(latitude)*COS([.J18])*COS(lst-[.F18]))" office:value-type="float" office:value="0.750732394665497">
            <text:p>0.7507</text:p>
          </table:table-cell>
          <table:table-cell table:formula="oooc:=TRUNC([.U18]*180/PI())" office:value-type="float" office:value="284">
            <text:p>284</text:p>
          </table:table-cell>
          <table:table-cell table:formula="oooc:=TRUNC([.U18]*10800/PI()-[.R18]*60)" office:value-type="float" office:value="58">
            <text:p>58</text:p>
          </table:table-cell>
          <table:table-cell table:formula="oooc:=TRUNC([.U18]*648000/PI()-[.R18]*3600-[.S18]*60)" office:value-type="float" office:value="2">
            <text:p>2</text:p>
          </table:table-cell>
          <table:table-cell table:formula="oooc:=MOD(ATAN(SIN(lst-[.F18])/(COS(lst-[.F18])*SIN(latitude)-TAN([.J18])*COS(latitude)))+2*PI();2*PI())" office:value-type="float" office:value="4.97361974238199">
            <text:p>4.9736</text:p>
          </table:table-cell>
          <table:table-cell table:formula="oooc:=[.B18]*SIN(PI()/2-[.Q18])*COS([.U18])" office:value-type="float" office:value="4.77775616207736">
            <text:p>4.78</text:p>
          </table:table-cell>
          <table:table-cell table:formula="oooc:=[.B18]*SIN(PI()/2-[.Q18])*SIN([.U18])" office:value-type="float" office:value="-17.8714712737504">
            <text:p>-17.87</text:p>
          </table:table-cell>
          <table:table-cell table:formula="oooc:=[.B18]*COS(PI()/2-[.Q18])" office:value-type="float" office:value="17.2590138932456">
            <text:p>17.26</text:p>
          </table:table-cell>
          <table:table-cell table:formula="oooc:=euler21*[.K18]+euler22*[.L18]+euler23*[.M18]" office:value-type="float" office:value="14.1643635328279">
            <text:p>14.16</text:p>
          </table:table-cell>
          <table:table-cell table:formula="oooc:=euler11*[.K18]+euler12*[.L18]+euler13*[.M18]" office:value-type="float" office:value="-11.899043875146">
            <text:p>-11.90</text:p>
          </table:table-cell>
          <table:table-cell table:formula="oooc:=euler31*[.K18]+euler32*[.L18]+euler33*[.M18]" office:value-type="float" office:value="17.2590138932456">
            <text:p>17.26</text:p>
          </table:table-cell>
          <table:table-cell table:formula="oooc:=[.Z18]/scale+[.AB$13]" office:value-type="float" office:value="-4.66050968680477">
            <text:p>-4.66</text:p>
          </table:table-cell>
          <table:table-cell table:formula="oooc:=[.Y18]/scale+[.AC$13]" office:value-type="float" office:value="91.4515524910524">
            <text:p>91.45</text:p>
          </table:table-cell>
          <table:table-cell table:formula="oooc:=[.AA18]/scale+[.AD$13]" office:value-type="float" office:value="81.2643925866287">
            <text:p>81.26</text:p>
          </table:table-cell>
          <table:table-cell table:formula="oooc:=[.AB18]-roomX" office:value-type="float" office:value="-120.660509686805">
            <text:p>-120.66</text:p>
          </table:table-cell>
          <table:table-cell table:formula="oooc:=[.AC18]-roomY" office:value-type="float" office:value="-142.548447508948">
            <text:p>-142.55</text:p>
          </table:table-cell>
          <table:table-cell office:value-type="float" office:value="83.6903668808755">
            <text:p>83.69</text:p>
          </table:table-cell>
          <table:table-cell table:formula="oooc:=[.AD18]-[.AG18]" office:value-type="float" office:value="-2.42597429424677">
            <text:p>-2.43</text:p>
          </table:table-cell>
          <table:table-cell table:number-columns-repeated="221"/>
        </table:table-row>
        <table:table-row table:style-name="ro3">
          <table:table-cell office:value-type="string">
            <text:p>Aldebaran</text:p>
          </table:table-cell>
          <table:table-cell office:value-type="float" office:value="65.11">
            <text:p>65.11</text:p>
          </table:table-cell>
          <table:table-cell office:value-type="float" office:value="4">
            <text:p>4</text:p>
          </table:table-cell>
          <table:table-cell office:value-type="float" office:value="36">
            <text:p>36</text:p>
          </table:table-cell>
          <table:table-cell office:value-type="float" office:value="18">
            <text:p>18</text:p>
          </table:table-cell>
          <table:table-cell table:formula="oooc:=([.C19]/12+[.D19]/720+[.E19]/43200)*PI()" office:value-type="float" office:value="1.20558618081508">
            <text:p>1.2056</text:p>
          </table:table-cell>
          <table:table-cell office:value-type="float" office:value="16">
            <text:p>16</text:p>
          </table:table-cell>
          <table:table-cell office:value-type="float" office:value="31">
            <text:p>31</text:p>
          </table:table-cell>
          <table:table-cell office:value-type="float" office:value="23">
            <text:p>23</text:p>
          </table:table-cell>
          <table:table-cell table:formula="oooc:=([.G19]/180+[.H19]/10800+[.I19]/648000)*PI()" office:value-type="float" office:value="0.288381721934385">
            <text:p>0.2884</text:p>
          </table:table-cell>
          <table:table-cell table:formula="oooc:=[.B19]*SIN(PI()/2-[.J19])*COS([.F19])" office:value-type="float" office:value="22.293494341365">
            <text:p>22.29</text:p>
          </table:table-cell>
          <table:table-cell table:formula="oooc:=[.B19]*SIN(PI()/2-[.J19])*SIN([.F19])" office:value-type="float" office:value="58.3045421832201">
            <text:p>58.30</text:p>
          </table:table-cell>
          <table:table-cell table:formula="oooc:=[.B19]*COS(PI()/2-[.J19])" office:value-type="float" office:value="18.5173586360646">
            <text:p>18.52</text:p>
          </table:table-cell>
          <table:table-cell table:formula="oooc:=TRUNC([.Q19]*180/PI())" office:value-type="float" office:value="15">
            <text:p>15</text:p>
          </table:table-cell>
          <table:table-cell table:formula="oooc:=TRUNC([.Q19]*10800/PI()-[.N19]*60)" office:value-type="float" office:value="28">
            <text:p>28</text:p>
          </table:table-cell>
          <table:table-cell table:formula="oooc:=TRUNC([.Q19]*648000/PI()-[.N19]*3600-[.O19]*60)" office:value-type="float" office:value="37">
            <text:p>37</text:p>
          </table:table-cell>
          <table:table-cell table:formula="oooc:=ASIN(SIN(latitude)*SIN([.J19])+COS(latitude)*COS([.J19])*COS(lst-[.F19]))" office:value-type="float" office:value="0.270126609776512">
            <text:p>0.2701</text:p>
          </table:table-cell>
          <table:table-cell table:formula="oooc:=TRUNC([.U19]*180/PI())" office:value-type="float" office:value="82">
            <text:p>82</text:p>
          </table:table-cell>
          <table:table-cell table:formula="oooc:=TRUNC([.U19]*10800/PI()-[.R19]*60)" office:value-type="float" office:value="10">
            <text:p>10</text:p>
          </table:table-cell>
          <table:table-cell table:formula="oooc:=TRUNC([.U19]*648000/PI()-[.R19]*3600-[.S19]*60)" office:value-type="float" office:value="4">
            <text:p>4</text:p>
          </table:table-cell>
          <table:table-cell table:formula="oooc:=MOD(ATAN(SIN(lst-[.F19])/(COS(lst-[.F19])*SIN(latitude)-TAN([.J19])*COS(latitude)))+2*PI();2*PI())" office:value-type="float" office:value="1.43410064560471">
            <text:p>1.4341</text:p>
          </table:table-cell>
          <table:table-cell table:formula="oooc:=[.B19]*SIN(PI()/2-[.Q19])*COS([.U19])" office:value-type="float" office:value="8.55081902123066">
            <text:p>8.55</text:p>
          </table:table-cell>
          <table:table-cell table:formula="oooc:=[.B19]*SIN(PI()/2-[.Q19])*SIN([.U19])" office:value-type="float" office:value="62.1635819822589">
            <text:p>62.16</text:p>
          </table:table-cell>
          <table:table-cell table:formula="oooc:=[.B19]*COS(PI()/2-[.Q19])" office:value-type="float" office:value="17.3748286092595">
            <text:p>17.37</text:p>
          </table:table-cell>
          <table:table-cell table:formula="oooc:=euler21*[.K19]+euler22*[.L19]+euler23*[.M19]" office:value-type="float" office:value="-28.6511449426139">
            <text:p>-28.65</text:p>
          </table:table-cell>
          <table:table-cell table:formula="oooc:=euler11*[.K19]+euler12*[.L19]+euler13*[.M19]" office:value-type="float" office:value="55.8259735631739">
            <text:p>55.83</text:p>
          </table:table-cell>
          <table:table-cell table:formula="oooc:=euler31*[.K19]+euler32*[.L19]+euler33*[.M19]" office:value-type="float" office:value="17.3748286092595">
            <text:p>17.37</text:p>
          </table:table-cell>
          <table:table-cell table:formula="oooc:=[.Z19]/scale+[.AB$13]" office:value-type="float" office:value="78.7817638783328">
            <text:p>78.78</text:p>
          </table:table-cell>
          <table:table-cell table:formula="oooc:=[.Y19]/scale+[.AC$13]" office:value-type="float" office:value="38.6996521420859">
            <text:p>38.70</text:p>
          </table:table-cell>
          <table:table-cell table:formula="oooc:=[.AA19]/scale+[.AD$13]" office:value-type="float" office:value="81.4070849561848">
            <text:p>81.41</text:p>
          </table:table-cell>
          <table:table-cell table:formula="oooc:=[.AB19]-roomX" office:value-type="float" office:value="-37.2182361216672">
            <text:p>-37.22</text:p>
          </table:table-cell>
          <table:table-cell table:formula="oooc:=[.AC19]-roomY" office:value-type="float" office:value="-195.300347857914">
            <text:p>-195.30</text:p>
          </table:table-cell>
          <table:table-cell office:value-type="float" office:value="120">
            <text:p>120.00</text:p>
          </table:table-cell>
          <table:table-cell table:formula="oooc:=[.AD19]-[.AG19]" office:value-type="float" office:value="-38.5929150438152">
            <text:p>-38.59</text:p>
          </table:table-cell>
          <table:table-cell table:number-columns-repeated="221"/>
        </table:table-row>
        <table:table-row table:style-name="ro3">
          <table:table-cell office:value-type="string">
            <text:p>Fomalhaut</text:p>
          </table:table-cell>
          <table:table-cell office:value-type="float" office:value="25.07">
            <text:p>25.07</text:p>
          </table:table-cell>
          <table:table-cell office:value-type="float" office:value="22">
            <text:p>22</text:p>
          </table:table-cell>
          <table:table-cell office:value-type="float" office:value="58">
            <text:p>58</text:p>
          </table:table-cell>
          <table:table-cell office:value-type="float" office:value="1">
            <text:p>1</text:p>
          </table:table-cell>
          <table:table-cell table:formula="oooc:=([.C20]/12+[.D20]/720+[.E20]/43200)*PI()" office:value-type="float" office:value="6.01273199517263">
            <text:p>6.0127</text:p>
          </table:table-cell>
          <table:table-cell office:value-type="float" office:value="-29">
            <text:p>-29</text:p>
          </table:table-cell>
          <table:table-cell office:value-type="float" office:value="35">
            <text:p>35</text:p>
          </table:table-cell>
          <table:table-cell office:value-type="float" office:value="10">
            <text:p>10</text:p>
          </table:table-cell>
          <table:table-cell table:formula="oooc:=([.G20]/180+[.H20]/10800+[.I20]/648000)*PI()" office:value-type="float" office:value="-0.495915914406944">
            <text:p>-0.4959</text:p>
          </table:table-cell>
          <table:table-cell table:formula="oooc:=[.B20]*SIN(PI()/2-[.J20])*COS([.F20])" office:value-type="float" office:value="21.248382283163">
            <text:p>21.25</text:p>
          </table:table-cell>
          <table:table-cell table:formula="oooc:=[.B20]*SIN(PI()/2-[.J20])*SIN([.F20])" office:value-type="float" office:value="-5.89103389464571">
            <text:p>-5.89</text:p>
          </table:table-cell>
          <table:table-cell table:formula="oooc:=[.B20]*COS(PI()/2-[.J20])" office:value-type="float" office:value="-11.9292443180908">
            <text:p>-11.93</text:p>
          </table:table-cell>
          <table:table-cell table:formula="oooc:=TRUNC([.Q20]*180/PI())" office:value-type="float" office:value="14">
            <text:p>14</text:p>
          </table:table-cell>
          <table:table-cell table:formula="oooc:=TRUNC([.Q20]*10800/PI()-[.N20]*60)" office:value-type="float" office:value="48">
            <text:p>48</text:p>
          </table:table-cell>
          <table:table-cell table:formula="oooc:=TRUNC([.Q20]*648000/PI()-[.N20]*3600-[.O20]*60)" office:value-type="float" office:value="14">
            <text:p>14</text:p>
          </table:table-cell>
          <table:table-cell table:formula="oooc:=ASIN(SIN(latitude)*SIN([.J20])+COS(latitude)*COS([.J20])*COS(lst-[.F20]))" office:value-type="float" office:value="0.258376824174874">
            <text:p>0.2584</text:p>
          </table:table-cell>
          <table:table-cell table:formula="oooc:=TRUNC([.U20]*180/PI())" office:value-type="float" office:value="359">
            <text:p>359</text:p>
          </table:table-cell>
          <table:table-cell table:formula="oooc:=TRUNC([.U20]*10800/PI()-[.R20]*60)" office:value-type="float" office:value="47">
            <text:p>47</text:p>
          </table:table-cell>
          <table:table-cell table:formula="oooc:=TRUNC([.U20]*648000/PI()-[.R20]*3600-[.S20]*60)" office:value-type="float" office:value="56">
            <text:p>56</text:p>
          </table:table-cell>
          <table:table-cell table:formula="oooc:=MOD(ATAN(SIN(lst-[.F20])/(COS(lst-[.F20])*SIN(latitude)-TAN([.J20])*COS(latitude)))+2*PI();2*PI())" office:value-type="float" office:value="6.27967896141386">
            <text:p>6.2797</text:p>
          </table:table-cell>
          <table:table-cell table:formula="oooc:=[.B20]*SIN(PI()/2-[.Q20])*COS([.U20])" office:value-type="float" office:value="24.237677219449">
            <text:p>24.24</text:p>
          </table:table-cell>
          <table:table-cell table:formula="oooc:=[.B20]*SIN(PI()/2-[.Q20])*SIN([.U20])" office:value-type="float" office:value="-0.0849860251754785">
            <text:p>-0.08</text:p>
          </table:table-cell>
          <table:table-cell table:formula="oooc:=[.B20]*COS(PI()/2-[.Q20])" office:value-type="float" office:value="6.40567563816088">
            <text:p>6.41</text:p>
          </table:table-cell>
          <table:table-cell table:formula="oooc:=euler21*[.K20]+euler22*[.L20]+euler23*[.M20]" office:value-type="float" office:value="-19.9030888245882">
            <text:p>-19.90</text:p>
          </table:table-cell>
          <table:table-cell table:formula="oooc:=euler11*[.K20]+euler12*[.L20]+euler13*[.M20]" office:value-type="float" office:value="-13.8325440487">
            <text:p>-13.83</text:p>
          </table:table-cell>
          <table:table-cell table:formula="oooc:=euler31*[.K20]+euler32*[.L20]+euler33*[.M20]" office:value-type="float" office:value="6.40567563816088">
            <text:p>6.41</text:p>
          </table:table-cell>
          <table:table-cell table:formula="oooc:=[.Z20]/scale+[.AB$13]" office:value-type="float" office:value="-7.04272613387866">
            <text:p>-7.04</text:p>
          </table:table-cell>
          <table:table-cell table:formula="oooc:=[.Y20]/scale+[.AC$13]" office:value-type="float" office:value="49.4779098579776">
            <text:p>49.48</text:p>
          </table:table-cell>
          <table:table-cell table:formula="oooc:=[.AA20]/scale+[.AD$13]" office:value-type="float" office:value="67.8922702302108">
            <text:p>67.89</text:p>
          </table:table-cell>
          <table:table-cell table:formula="oooc:=[.AB20]-roomX" office:value-type="float" office:value="-123.042726133879">
            <text:p>-123.04</text:p>
          </table:table-cell>
          <table:table-cell table:formula="oooc:=[.AC20]-roomY" office:value-type="float" office:value="-184.522090142022">
            <text:p>-184.52</text:p>
          </table:table-cell>
          <table:table-cell office:value-type="float" office:value="82.5097994380778">
            <text:p>82.51</text:p>
          </table:table-cell>
          <table:table-cell table:formula="oooc:=[.AD20]-[.AG20]" office:value-type="float" office:value="-14.6175292078671">
            <text:p>-14.62</text:p>
          </table:table-cell>
          <table:table-cell table:number-columns-repeated="221"/>
        </table:table-row>
      </table:table>
      <table:table table:name="Charts" table:style-name="ta1" table:print="false">
        <table:table-column table:style-name="co2" table:number-columns-repeated="4" table:default-cell-style-name="Default"/>
        <table:table-row table:style-name="ro4">
          <table:table-cell>
            <draw:frame table:end-cell-address="Charts.C26" table:end-x="0.5425in" table:end-y="0.0358in" draw:z-index="1" draw:style-name="gr1" svg:width="2.3201in" svg:height="4.4799in" svg:x="0in" svg:y="0.0004in">
              <draw:object draw:notify-on-update-of-ranges="Coordinates.A4:Coordinates.A20 Coordinates.AB4:Coordinates.AC20" xlink:href="./Object 1" xlink:type="simple" xlink:show="embed" xlink:actuate="onLoad"/>
              <draw:image xlink:href="./ObjectReplacements/Object 1" xlink:type="simple" xlink:show="embed" xlink:actuate="onLoad"/>
            </draw:frame>
          </table:table-cell>
          <table:table-cell table:number-columns-repeated="2"/>
          <table:table-cell>
            <draw:frame table:end-cell-address="Charts.F14" table:end-x="0.5433in" table:end-y="0.089in" draw:z-index="0" draw:style-name="gr1" svg:width="2.3201in" svg:height="2.4in" svg:x="0.0008in" svg:y="0in">
              <draw:object draw:notify-on-update-of-ranges="Coordinates.A4:Coordinates.A20 Coordinates.AB4:Coordinates.AB20 Coordinates.AD4:Coordinates.AD20" xlink:href="./Object 3" xlink:type="simple" xlink:show="embed" xlink:actuate="onLoad"/>
              <draw:image xlink:href="./ObjectReplacements/Object 3" xlink:type="simple" xlink:show="embed" xlink:actuate="onLoad"/>
            </draw:frame>
          </table:table-cell>
        </table:table-row>
        <table:table-row table:style-name="ro4" table:number-rows-repeated="25">
          <table:table-cell table:number-columns-repeated="4"/>
        </table:table-row>
        <table:table-row table:style-name="ro4">
          <table:table-cell>
            <draw:frame table:end-cell-address="Charts.F40" table:end-x="0.0354in" table:end-y="0.0929in" draw:z-index="2" draw:style-name="gr1" svg:width="4.4799in" svg:height="2.4in" svg:x="0in" svg:y="0.0039in">
              <draw:object draw:notify-on-update-of-ranges="Coordinates.A4:Coordinates.A20 Coordinates.AC4:Coordinates.AD20" xlink:href="./Object 2" xlink:type="simple" xlink:show="embed" xlink:actuate="onLoad"/>
              <draw:image xlink:href="./ObjectReplacements/Object 2" xlink:type="simple" xlink:show="embed" xlink:actuate="onLoad"/>
            </draw:frame>
          </table:table-cell>
          <table:table-cell table:number-columns-repeated="3"/>
        </table:table-row>
      </table:table>
      <table:named-expressions>
        <table:named-range table:name="latitude" table:base-cell-address="$Info.$E$4" table:cell-range-address="$Parameters.$E$4"/>
        <table:named-range table:name="lst" table:base-cell-address="$Info.$E$2" table:cell-range-address="$Parameters.$E$2"/>
        <table:named-range table:name="bearing" table:base-cell-address="$Coordinates.$AH$6" table:cell-range-address="$Parameters.$E$8"/>
        <table:named-range table:name="euler11" table:base-cell-address="$Info.$H$2" table:cell-range-address="$Parameters.$I$2"/>
        <table:named-range table:name="euler12" table:base-cell-address="$Info.$I$2" table:cell-range-address="$Parameters.$J$2"/>
        <table:named-range table:name="euler13" table:base-cell-address="$Info.$J$2" table:cell-range-address="$Parameters.$K$2"/>
        <table:named-range table:name="euler21" table:base-cell-address="$Info.$H$3" table:cell-range-address="$Parameters.$I$3"/>
        <table:named-range table:name="euler22" table:base-cell-address="$Info.$I$3" table:cell-range-address="$Parameters.$J$3"/>
        <table:named-range table:name="euler23" table:base-cell-address="$Info.$J$3" table:cell-range-address="$Parameters.$K$3"/>
        <table:named-range table:name="euler31" table:base-cell-address="$Info.$H$4" table:cell-range-address="$Parameters.$I$4"/>
        <table:named-range table:name="euler32" table:base-cell-address="$Info.$I$4" table:cell-range-address="$Parameters.$J$4"/>
        <table:named-range table:name="euler33" table:base-cell-address="$Info.$J$4" table:cell-range-address="$Parameters.$K$4"/>
        <table:named-range table:name="longitude" table:base-cell-address="$Info.$E$6" table:cell-range-address="$Parameters.$E$6"/>
        <table:named-range table:name="gst" table:base-cell-address="$Info.$H$6" table:cell-range-address="$Parameters.$H$6"/>
        <table:named-range table:name="tz" table:base-cell-address="$Info.$E$6" table:cell-range-address="$Parameters.$E$6"/>
        <table:named-range table:name="ψ" table:base-cell-address="$Parameters.$H$2" table:cell-range-address="$Parameters.$H$2"/>
        <table:named-range table:name="θ" table:base-cell-address="$Parameters.$H$3" table:cell-range-address="$Parameters.$H$3"/>
        <table:named-range table:name="φ" table:base-cell-address="$Parameters.$H$4" table:cell-range-address="$Parameters.$H$4"/>
        <table:named-range table:name="unitActual" table:base-cell-address="$Parameters.$D$10" table:cell-range-address="$Parameters.$B$10"/>
        <table:named-range table:name="unitScale" table:base-cell-address="$Parameters.$D$10" table:cell-range-address="$Parameters.$D$10"/>
        <table:named-range table:name="scale" table:base-cell-address="$Parameters.$E$11" table:cell-range-address="$Parameters.$E$11"/>
        <table:named-range table:name="roomY" table:base-cell-address="$Parameters.$C$14" table:cell-range-address="$Parameters.$C$14"/>
        <table:named-range table:name="roomX" table:base-cell-address="$Parameters.$B$14" table:cell-range-address="$Parameters.$B$14"/>
        <table:named-range table:name="cornerLy" table:base-cell-address="$Info.$H$13" table:cell-range-address="$Parameters.$J$13"/>
        <table:named-range table:name="cornerIn" table:base-cell-address="$Info.$H$13" table:cell-range-address="$Parameters.$K$1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08P0" style:volatile="true">
      <number:currency-symbol number:language="en">$</number:currency-symbol>
      <number:number number:decimal-places="2" number:min-integer-digits="1" number:grouping="true"/>
    </number:currency-style>
    <number:currency-style style:name="N108">
      <style:text-properties fo:color="#ff0000"/>
      <number:text>-</number:text>
      <number:currency-symbol number:language="en">$</number:currency-symbol>
      <number:number number:decimal-places="2" number:min-integer-digits="1" number:grouping="true"/>
      <style:map style:condition="value()&gt;=0" style:apply-style-name="N108P0"/>
    </number:currency-style>
    <number:number-style style:name="N109">
      <number:number number:decimal-places="3" number:min-integer-digits="1"/>
    </number:number-style>
    <number:number-style style:name="N110">
      <number:number number:decimal-places="4" number:min-integer-digits="1"/>
    </number:number-style>
    <number:number-style style:name="N111">
      <number:number number:decimal-places="0" number:min-integer-digits="2"/>
    </number:number-style>
    <number:number-style style:name="N112">
      <number:number number:decimal-places="1" number:min-integer-digits="1"/>
    </number:number-style>
    <number:number-style style:name="N113P0" style:volatile="true">
      <number:number number:decimal-places="2" number:min-integer-digits="1"/>
    </number:number-style>
    <number:number-style style:name="N113">
      <style:text-properties fo:color="#ff0000"/>
      <number:text>-</number:text>
      <number:number number:decimal-places="2" number:min-integer-digits="1"/>
      <style:map style:condition="value()&gt;=0" style:apply-style-name="N113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OutsideRoom" style:family="table-cell" style:parent-style-name="Default">
      <style:table-cell-properties fo:background-color="#ffcc99"/>
    </style:style>
  </office:styles>
  <office:automatic-styles>
    <style:page-layout style:name="pm1">
      <style:page-layout-properties fo:page-width="8.5in" fo:page-height="11in" style:num-format="1" style:print-orientation="portrait"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3-26">03/26/2007</text:date>, <text:time>13:22: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7-02-22T18:28:09</meta:creation-date>
    <dc:date>2007-03-26T13:22:38</dc:date>
    <dc:language>en-US</dc:language>
    <meta:editing-cycles>21</meta:editing-cycles>
    <meta:editing-duration>P20DT11H34M2S</meta:editing-duration>
    <meta:user-defined meta:name="Info 1"/>
    <meta:user-defined meta:name="Info 2"/>
    <meta:user-defined meta:name="Info 3"/>
    <meta:user-defined meta:name="Info 4"/>
    <meta:document-statistic meta:table-count="4" meta:cell-count="610"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2">
      <number:number number:decimal-places="2"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1.3000001907349pt" fo:font-weight="bold" style:font-family-asian="'Lucida Sans Unicode'" style:font-family-generic-asian="system" style:font-pitch-asian="variable" style:font-size-asian="21pt" style:font-family-complex="Tahoma" style:font-family-generic-complex="system" style:font-pitch-complex="variable" style:font-size-complex="21pt"/>
    </style:style>
    <style:style style:name="ch3" style:family="chart">
      <style:chart-properties chart:japanese-candle-stick="false" chart:stock-with-volume="false" chart:three-dimensional="false" chart:deep="false" chart:lines="false" chart:interpolation="none" chart:symbol-type="automatic"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2">
      <style:chart-properties chart:display-label="true" chart:tick-marks-major-inner="false" chart:tick-marks-major-outer="true" chart:tick-marks-minor-inner="false" chart:tick-marks-minor-outer="false" chart:logarithmic="false" chart:minimum="0" chart:maximum="116" chart:interval-major="20"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6pt" style:font-family-asian="'Lucida Sans Unicode'" style:font-family-generic-asian="system" style:font-pitch-asian="variable" style:font-size-asian="11.3000001907349pt" style:font-family-complex="Tahoma" style:font-family-generic-complex="system" style:font-pitch-complex="variable" style:font-size-complex="11.3000001907349pt"/>
    </style:style>
    <style:style style:name="ch5" style:family="chart">
      <style:graphic-properties svg:stroke-color="#808080"/>
    </style:style>
    <style:style style:name="ch6" style:family="chart" style:data-style-name="N2">
      <style:chart-properties chart:display-label="true" chart:tick-marks-major-inner="false" chart:tick-marks-major-outer="true" chart:tick-marks-minor-inner="false" chart:tick-marks-minor-outer="false" chart:logarithmic="false" chart:minimum="0" chart:maximum="234" chart:interval-major="2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6pt" style:font-family-asian="'Lucida Sans Unicode'" style:font-family-generic-asian="system" style:font-pitch-asian="variable" style:font-size-asian="11.3000001907349pt" style:font-family-complex="Tahoma" style:font-family-generic-complex="system" style:font-pitch-complex="variable" style:font-size-complex="11.3000001907349pt"/>
    </style:style>
    <style:style style:name="ch7"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000000" draw:fill-color="#000000" draw:fill-image-width="0cm" draw:fill-image-height="0cm"/>
      <style:text-properties fo:font-family="Arial" style:font-family-generic="swiss" style:font-pitch="variable" fo:font-size="9.60000038146973pt" style:font-family-asian="'Lucida Sans Unicode'" style:font-family-generic-asian="system" style:font-pitch-asian="variable" style:font-size-asian="9.60000038146973pt" style:font-family-complex="Tahoma" style:font-family-generic-complex="system" style:font-pitch-complex="variable" style:font-size-complex="9.60000038146973pt"/>
    </style:style>
    <style:style style:name="ch8" style:family="chart">
      <style:graphic-properties draw:stroke="none" draw:fill="solid" draw:fill-color="#d9d9d9"/>
    </style:style>
    <style:style style:name="ch9" style:family="chart">
      <style:graphic-properties draw:stroke="none" draw:fill-color="#999999"/>
    </style:style>
  </office:automatic-styles>
  <office:body>
    <office:chart>
      <chart:chart svg:width="5.894cm" svg:height="11.38cm" chart:class="chart:scatter" chart:style-name="ch1">
        <chart:title svg:x="2.072cm" svg:y="0.226cm" chart:style-name="ch2">
          <text:p>Top View</text:p>
        </chart:title>
        <chart:plot-area chart:style-name="ch3" table:cell-range-address="Coordinates.$A$4:.$A$20 Coordinates.$AB$4:.$AC$20" chart:data-source-has-labels="both" chart:table-number-list="2 2" svg:x="0.116cm" svg:y="1.154cm" svg:width="5.662cm" svg:height="10cm">
          <chart:axis chart:dimension="x" chart:name="primary-x" chart:style-name="ch4">
            <chart:categories table:cell-range-address="local-table.A2:.A17"/>
            <chart:grid chart:style-name="ch5" chart:class="major"/>
          </chart:axis>
          <chart:axis chart:dimension="y" chart:name="primary-y" chart:style-name="ch6">
            <chart:grid chart:style-name="ch5" chart:class="major"/>
          </chart:axis>
          <chart:series chart:style-name="ch7">
            <chart:domain/>
            <chart:data-point chart:repeated="1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 in</text:p>
              </table:table-cell>
              <table:table-cell office:value-type="string">
                <text:p>y′ in</text:p>
              </table:table-cell>
            </table:table-row>
          </table:table-header-rows>
          <table:table-rows>
            <table:table-row>
              <table:table-cell office:value-type="string">
                <text:p>Alkaid</text:p>
              </table:table-cell>
              <table:table-cell office:value-type="float" office:value="26.864538362126">
                <text:p>26.864538362126</text:p>
              </table:table-cell>
              <table:table-cell office:value-type="float" office:value="193.739079667687">
                <text:p>193.739079667687</text:p>
              </table:table-cell>
            </table:table-row>
            <table:table-row>
              <table:table-cell office:value-type="string">
                <text:p>Mizar</text:p>
              </table:table-cell>
              <table:table-cell office:value-type="float" office:value="32.3279352486537">
                <text:p>32.3279352486537</text:p>
              </table:table-cell>
              <table:table-cell office:value-type="float" office:value="163.694645961328">
                <text:p>163.694645961328</text:p>
              </table:table-cell>
            </table:table-row>
            <table:table-row>
              <table:table-cell office:value-type="string">
                <text:p>Alioth</text:p>
              </table:table-cell>
              <table:table-cell office:value-type="float" office:value="40.40636212898">
                <text:p>40.40636212898</text:p>
              </table:table-cell>
              <table:table-cell office:value-type="float" office:value="165.103964632828">
                <text:p>165.103964632828</text:p>
              </table:table-cell>
            </table:table-row>
            <table:table-row>
              <table:table-cell office:value-type="string">
                <text:p>Megrez</text:p>
              </table:table-cell>
              <table:table-cell office:value-type="float" office:value="49.500796289881">
                <text:p>49.500796289881</text:p>
              </table:table-cell>
              <table:table-cell office:value-type="float" office:value="162.477812933226">
                <text:p>162.477812933226</text:p>
              </table:table-cell>
            </table:table-row>
            <table:table-row>
              <table:table-cell office:value-type="string">
                <text:p>Phecda</text:p>
              </table:table-cell>
              <table:table-cell office:value-type="float" office:value="55.0385165518195">
                <text:p>55.0385165518195</text:p>
              </table:table-cell>
              <table:table-cell office:value-type="float" office:value="164.575044855512">
                <text:p>164.575044855512</text:p>
              </table:table-cell>
            </table:table-row>
            <table:table-row>
              <table:table-cell office:value-type="string">
                <text:p>Merak</text:p>
              </table:table-cell>
              <table:table-cell office:value-type="float" office:value="63.6574010217049">
                <text:p>63.6574010217049</text:p>
              </table:table-cell>
              <table:table-cell office:value-type="float" office:value="152.748144835478">
                <text:p>152.748144835478</text:p>
              </table:table-cell>
            </table:table-row>
            <table:table-row>
              <table:table-cell office:value-type="string">
                <text:p>Dubhe</text:p>
              </table:table-cell>
              <table:table-cell office:value-type="float" office:value="91.0333208380389">
                <text:p>91.0333208380389</text:p>
              </table:table-cell>
              <table:table-cell office:value-type="float" office:value="193.589311760519">
                <text:p>193.589311760519</text:p>
              </table:table-cell>
            </table:table-row>
            <table:table-row>
              <table:table-cell office:value-type="string">
                <text:p>Row 12</text:p>
              </table:table-cell>
              <table:table-cell office:value-type="float" office:value="1.#NAN">
                <text:p>1.#NAN</text:p>
              </table:table-cell>
              <table:table-cell office:value-type="float" office:value="1.#NAN">
                <text:p>1.#NAN</text:p>
              </table:table-cell>
            </table:table-row>
            <table:table-row>
              <table:table-cell office:value-type="string">
                <text:p>Earth</text:p>
              </table:table-cell>
              <table:table-cell office:value-type="float" office:value="10">
                <text:p>10</text:p>
              </table:table-cell>
              <table:table-cell office:value-type="float" office:value="74">
                <text:p>74</text:p>
              </table:table-cell>
            </table:table-row>
            <table:table-row>
              <table:table-cell office:value-type="string">
                <text:p>Row 14</text:p>
              </table:table-cell>
              <table:table-cell office:value-type="float" office:value="1.#NAN">
                <text:p>1.#NAN</text:p>
              </table:table-cell>
              <table:table-cell office:value-type="float" office:value="1.#NAN">
                <text:p>1.#NAN</text:p>
              </table:table-cell>
            </table:table-row>
            <table:table-row>
              <table:table-cell office:value-type="string">
                <text:p>Castor</text:p>
              </table:table-cell>
              <table:table-cell office:value-type="float" office:value="71.6101370800997">
                <text:p>71.6101370800997</text:p>
              </table:table-cell>
              <table:table-cell office:value-type="float" office:value="89.4021688654535">
                <text:p>89.4021688654535</text:p>
              </table:table-cell>
            </table:table-row>
            <table:table-row>
              <table:table-cell office:value-type="string">
                <text:p>Pollux</text:p>
              </table:table-cell>
              <table:table-cell office:value-type="float" office:value="50.2277109339852">
                <text:p>50.2277109339852</text:p>
              </table:table-cell>
              <table:table-cell office:value-type="float" office:value="84.0404630403951">
                <text:p>84.0404630403951</text:p>
              </table:table-cell>
            </table:table-row>
            <table:table-row>
              <table:table-cell office:value-type="string">
                <text:p>Regulus</text:p>
              </table:table-cell>
              <table:table-cell office:value-type="float" office:value="71.9713302218745">
                <text:p>71.9713302218745</text:p>
              </table:table-cell>
              <table:table-cell office:value-type="float" office:value="128.366802020418">
                <text:p>128.366802020418</text:p>
              </table:table-cell>
            </table:table-row>
            <table:table-row>
              <table:table-cell office:value-type="string">
                <text:p>Vega</text:p>
              </table:table-cell>
              <table:table-cell office:value-type="float" office:value="-4.66050968680477">
                <text:p>-4.66050968680477</text:p>
              </table:table-cell>
              <table:table-cell office:value-type="float" office:value="91.4515524910524">
                <text:p>91.4515524910524</text:p>
              </table:table-cell>
            </table:table-row>
            <table:table-row>
              <table:table-cell office:value-type="string">
                <text:p>Aldebaran</text:p>
              </table:table-cell>
              <table:table-cell office:value-type="float" office:value="78.7817638783328">
                <text:p>78.7817638783328</text:p>
              </table:table-cell>
              <table:table-cell office:value-type="float" office:value="38.6996521420859">
                <text:p>38.6996521420859</text:p>
              </table:table-cell>
            </table:table-row>
            <table:table-row>
              <table:table-cell office:value-type="string">
                <text:p>Fomalhaut</text:p>
              </table:table-cell>
              <table:table-cell office:value-type="float" office:value="-7.04272613387866">
                <text:p>-7.04272613387866</text:p>
              </table:table-cell>
              <table:table-cell office:value-type="float" office:value="49.4779098579776">
                <text:p>49.4779098579776</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2">
      <number:number number:decimal-places="2"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1.1999998092651pt" fo:font-weight="bold" style:font-family-asian="'Lucida Sans Unicode'" style:font-family-generic-asian="system" style:font-pitch-asian="variable" style:font-size-asian="11.1999998092651pt" style:font-family-complex="Tahoma" style:font-family-generic-complex="system" style:font-pitch-complex="variable" style:font-size-complex="11.1999998092651pt"/>
    </style:style>
    <style:style style:name="ch3" style:family="chart">
      <style:chart-properties chart:japanese-candle-stick="false" chart:stock-with-volume="false" chart:three-dimensional="false" chart:deep="false" chart:lines="false" chart:interpolation="none" chart:symbol-type="automatic"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2">
      <style:chart-properties chart:display-label="true" chart:tick-marks-major-inner="false" chart:tick-marks-major-outer="true" chart:tick-marks-minor-inner="false" chart:tick-marks-minor-outer="false" chart:logarithmic="false" chart:minimum="0" chart:maximum="234" chart:interval-major="20"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5" style:family="chart">
      <style:graphic-properties svg:stroke-color="#808080"/>
    </style:style>
    <style:style style:name="ch6" style:family="chart" style:data-style-name="N2">
      <style:chart-properties chart:display-label="true" chart:tick-marks-major-inner="false" chart:tick-marks-major-outer="true" chart:tick-marks-minor-inner="false" chart:tick-marks-minor-outer="false" chart:logarithmic="false" chart:minimum="0" chart:maximum="120" chart:interval-major="2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7"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000000" draw:fill-color="#000000" draw:fill-image-width="0cm" draw:fill-image-height="0cm"/>
      <style:text-properties fo:font-family="Arial" style:font-family-generic="swiss" style:font-pitch="variable" fo:font-size="5.09999990463257pt" style:font-family-asian="'Lucida Sans Unicode'" style:font-family-generic-asian="system" style:font-pitch-asian="variable" style:font-size-asian="5.09999990463257pt" style:font-family-complex="Tahoma" style:font-family-generic-complex="system" style:font-pitch-complex="variable" style:font-size-complex="5.09999990463257pt"/>
    </style:style>
    <style:style style:name="ch8" style:family="chart">
      <style:graphic-properties draw:stroke="none" draw:fill="solid" draw:fill-color="#d9d9d9"/>
    </style:style>
    <style:style style:name="ch9" style:family="chart">
      <style:graphic-properties draw:stroke="none" draw:fill-color="#999999"/>
    </style:style>
  </office:automatic-styles>
  <office:body>
    <office:chart>
      <chart:chart svg:width="11.38cm" svg:height="6.097cm" chart:class="chart:scatter" chart:style-name="ch1">
        <chart:title svg:x="4.168cm" svg:y="0.12cm" chart:style-name="ch2">
          <text:p>Right Side View</text:p>
        </chart:title>
        <chart:plot-area chart:style-name="ch3" table:cell-range-address="Coordinates.$A$4:.$A$20 Coordinates.$AC$4:.$AD$20" chart:data-source-has-labels="both" chart:table-number-list="2 2" svg:x="0.226cm" svg:y="0.836cm" svg:width="10.928cm" svg:height="5.141cm">
          <chart:axis chart:dimension="x" chart:name="primary-x" chart:style-name="ch4">
            <chart:categories table:cell-range-address="local-table.A2:.A17"/>
            <chart:grid chart:style-name="ch5" chart:class="major"/>
          </chart:axis>
          <chart:axis chart:dimension="y" chart:name="primary-y" chart:style-name="ch6">
            <chart:grid chart:style-name="ch5" chart:class="major"/>
          </chart:axis>
          <chart:series chart:style-name="ch7">
            <chart:domain/>
            <chart:data-point chart:repeated="1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y′ in</text:p>
              </table:table-cell>
              <table:table-cell office:value-type="string">
                <text:p>z′ in</text:p>
              </table:table-cell>
            </table:table-row>
          </table:table-header-rows>
          <table:table-rows>
            <table:table-row>
              <table:table-cell office:value-type="string">
                <text:p>Alkaid</text:p>
              </table:table-cell>
              <table:table-cell office:value-type="float" office:value="193.739079667687">
                <text:p>193.739079667687</text:p>
              </table:table-cell>
              <table:table-cell office:value-type="float" office:value="87.7755861998583">
                <text:p>87.7755861998583</text:p>
              </table:table-cell>
            </table:table-row>
            <table:table-row>
              <table:table-cell office:value-type="string">
                <text:p>Mizar</text:p>
              </table:table-cell>
              <table:table-cell office:value-type="float" office:value="163.694645961328">
                <text:p>163.694645961328</text:p>
              </table:table-cell>
              <table:table-cell office:value-type="float" office:value="87.0283843257379">
                <text:p>87.0283843257379</text:p>
              </table:table-cell>
            </table:table-row>
            <table:table-row>
              <table:table-cell office:value-type="string">
                <text:p>Alioth</text:p>
              </table:table-cell>
              <table:table-cell office:value-type="float" office:value="165.103964632828">
                <text:p>165.103964632828</text:p>
              </table:table-cell>
              <table:table-cell office:value-type="float" office:value="86.8269130783429">
                <text:p>86.8269130783429</text:p>
              </table:table-cell>
            </table:table-row>
            <table:table-row>
              <table:table-cell office:value-type="string">
                <text:p>Megrez</text:p>
              </table:table-cell>
              <table:table-cell office:value-type="float" office:value="162.477812933226">
                <text:p>162.477812933226</text:p>
              </table:table-cell>
              <table:table-cell office:value-type="float" office:value="86.0769048070402">
                <text:p>86.0769048070402</text:p>
              </table:table-cell>
            </table:table-row>
            <table:table-row>
              <table:table-cell office:value-type="string">
                <text:p>Phecda</text:p>
              </table:table-cell>
              <table:table-cell office:value-type="float" office:value="164.575044855512">
                <text:p>164.575044855512</text:p>
              </table:table-cell>
              <table:table-cell office:value-type="float" office:value="79.9706815759199">
                <text:p>79.9706815759199</text:p>
              </table:table-cell>
            </table:table-row>
            <table:table-row>
              <table:table-cell office:value-type="string">
                <text:p>Merak</text:p>
              </table:table-cell>
              <table:table-cell office:value-type="float" office:value="152.748144835478">
                <text:p>152.748144835478</text:p>
              </table:table-cell>
              <table:table-cell office:value-type="float" office:value="82.2319907914654">
                <text:p>82.2319907914654</text:p>
              </table:table-cell>
            </table:table-row>
            <table:table-row>
              <table:table-cell office:value-type="string">
                <text:p>Dubhe</text:p>
              </table:table-cell>
              <table:table-cell office:value-type="float" office:value="193.589311760519">
                <text:p>193.589311760519</text:p>
              </table:table-cell>
              <table:table-cell office:value-type="float" office:value="108.348263132374">
                <text:p>108.348263132374</text:p>
              </table:table-cell>
            </table:table-row>
            <table:table-row>
              <table:table-cell office:value-type="string">
                <text:p>Row 12</text:p>
              </table:table-cell>
              <table:table-cell office:value-type="float" office:value="1.#NAN">
                <text:p>1.#NAN</text:p>
              </table:table-cell>
              <table:table-cell office:value-type="float" office:value="1.#NAN">
                <text:p>1.#NAN</text:p>
              </table:table-cell>
            </table:table-row>
            <table:table-row>
              <table:table-cell office:value-type="string">
                <text:p>Earth</text:p>
              </table:table-cell>
              <table:table-cell office:value-type="float" office:value="74">
                <text:p>74</text:p>
              </table:table-cell>
              <table:table-cell office:value-type="float" office:value="60">
                <text:p>60</text:p>
              </table:table-cell>
            </table:table-row>
            <table:table-row>
              <table:table-cell office:value-type="string">
                <text:p>Row 14</text:p>
              </table:table-cell>
              <table:table-cell office:value-type="float" office:value="1.#NAN">
                <text:p>1.#NAN</text:p>
              </table:table-cell>
              <table:table-cell office:value-type="float" office:value="1.#NAN">
                <text:p>1.#NAN</text:p>
              </table:table-cell>
            </table:table-row>
            <table:table-row>
              <table:table-cell office:value-type="string">
                <text:p>Castor</text:p>
              </table:table-cell>
              <table:table-cell office:value-type="float" office:value="89.4021688654535">
                <text:p>89.4021688654535</text:p>
              </table:table-cell>
              <table:table-cell office:value-type="float" office:value="60.9601870486594">
                <text:p>60.9601870486594</text:p>
              </table:table-cell>
            </table:table-row>
            <table:table-row>
              <table:table-cell office:value-type="string">
                <text:p>Pollux</text:p>
              </table:table-cell>
              <table:table-cell office:value-type="float" office:value="84.0404630403951">
                <text:p>84.0404630403951</text:p>
              </table:table-cell>
              <table:table-cell office:value-type="float" office:value="57.3630416653485">
                <text:p>57.3630416653485</text:p>
              </table:table-cell>
            </table:table-row>
            <table:table-row>
              <table:table-cell office:value-type="string">
                <text:p>Regulus</text:p>
              </table:table-cell>
              <table:table-cell office:value-type="float" office:value="128.366802020418">
                <text:p>128.366802020418</text:p>
              </table:table-cell>
              <table:table-cell office:value-type="float" office:value="11.8441412481975">
                <text:p>11.8441412481975</text:p>
              </table:table-cell>
            </table:table-row>
            <table:table-row>
              <table:table-cell office:value-type="string">
                <text:p>Vega</text:p>
              </table:table-cell>
              <table:table-cell office:value-type="float" office:value="91.4515524910524">
                <text:p>91.4515524910524</text:p>
              </table:table-cell>
              <table:table-cell office:value-type="float" office:value="81.2643925866287">
                <text:p>81.2643925866287</text:p>
              </table:table-cell>
            </table:table-row>
            <table:table-row>
              <table:table-cell office:value-type="string">
                <text:p>Aldebaran</text:p>
              </table:table-cell>
              <table:table-cell office:value-type="float" office:value="38.6996521420859">
                <text:p>38.6996521420859</text:p>
              </table:table-cell>
              <table:table-cell office:value-type="float" office:value="81.4070849561848">
                <text:p>81.4070849561848</text:p>
              </table:table-cell>
            </table:table-row>
            <table:table-row>
              <table:table-cell office:value-type="string">
                <text:p>Fomalhaut</text:p>
              </table:table-cell>
              <table:table-cell office:value-type="float" office:value="49.4779098579776">
                <text:p>49.4779098579776</text:p>
              </table:table-cell>
              <table:table-cell office:value-type="float" office:value="67.8922702302108">
                <text:p>67.8922702302108</text:p>
              </table:table-cell>
            </table:table-row>
          </table:table-rows>
        </table:table>
      </chart:chart>
    </office:char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2">
      <number:number number:decimal-places="2"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1.3000001907349pt" fo:font-weight="bold" style:font-family-asian="'Lucida Sans Unicode'" style:font-family-generic-asian="system" style:font-pitch-asian="variable" style:font-size-asian="11.3000001907349pt" style:font-family-complex="Tahoma" style:font-family-generic-complex="system" style:font-pitch-complex="variable" style:font-size-complex="11.3000001907349pt"/>
    </style:style>
    <style:style style:name="ch3" style:family="chart">
      <style:chart-properties chart:japanese-candle-stick="false" chart:stock-with-volume="false" chart:three-dimensional="false" chart:deep="false" chart:lines="false" chart:interpolation="none" chart:symbol-type="automatic"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2">
      <style:chart-properties chart:display-label="true" chart:tick-marks-major-inner="false" chart:tick-marks-major-outer="true" chart:tick-marks-minor-inner="false" chart:tick-marks-minor-outer="false" chart:logarithmic="false" chart:minimum="0" chart:maximum="116" chart:interval-major="20"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5" style:family="chart">
      <style:graphic-properties svg:stroke-color="#808080"/>
    </style:style>
    <style:style style:name="ch6" style:family="chart" style:data-style-name="N2">
      <style:chart-properties chart:display-label="true" chart:tick-marks-major-inner="false" chart:tick-marks-major-outer="true" chart:tick-marks-minor-inner="false" chart:tick-marks-minor-outer="false" chart:logarithmic="false" chart:minimum="0" chart:maximum="120" chart:interval-major="2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7"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000000" draw:fill-color="#000000" draw:fill-image-width="0cm" draw:fill-image-height="0cm"/>
      <style:text-properties fo:font-family="Arial" style:font-family-generic="swiss" style:font-pitch="variable" fo:font-size="5.09999990463257pt" style:font-family-asian="'Lucida Sans Unicode'" style:font-family-generic-asian="system" style:font-pitch-asian="variable" style:font-size-asian="5.09999990463257pt" style:font-family-complex="Tahoma" style:font-family-generic-complex="system" style:font-pitch-complex="variable" style:font-size-complex="5.09999990463257pt"/>
    </style:style>
    <style:style style:name="ch8" style:family="chart">
      <style:graphic-properties draw:stroke="none" draw:fill="solid" draw:fill-color="#d9d9d9"/>
    </style:style>
    <style:style style:name="ch9" style:family="chart">
      <style:graphic-properties draw:stroke="none" draw:fill-color="#999999"/>
    </style:style>
  </office:automatic-styles>
  <office:body>
    <office:chart>
      <chart:chart svg:width="5.894cm" svg:height="6.097cm" chart:class="chart:scatter" chart:style-name="ch1">
        <chart:title svg:x="1.944cm" svg:y="0.121cm" chart:style-name="ch2">
          <text:p>Front View</text:p>
        </chart:title>
        <chart:plot-area chart:style-name="ch3" table:cell-range-address="Coordinates.$A$4:.$A$20 Coordinates.$AB$4:.$AB$20 Coordinates.$AD$4:.$AD$20" chart:data-source-has-labels="both" chart:table-number-list="2 2 2" svg:x="0.116cm" svg:y="0.836cm" svg:width="5.662cm" svg:height="5.141cm">
          <chart:axis chart:dimension="x" chart:name="primary-x" chart:style-name="ch4">
            <chart:categories table:cell-range-address="local-table.A2:.A17"/>
            <chart:grid chart:style-name="ch5" chart:class="major"/>
          </chart:axis>
          <chart:axis chart:dimension="y" chart:name="primary-y" chart:style-name="ch6">
            <chart:grid chart:style-name="ch5" chart:class="major"/>
          </chart:axis>
          <chart:series chart:style-name="ch7">
            <chart:domain/>
            <chart:data-point chart:repeated="1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 in</text:p>
              </table:table-cell>
              <table:table-cell office:value-type="string">
                <text:p>z′ in</text:p>
              </table:table-cell>
            </table:table-row>
          </table:table-header-rows>
          <table:table-rows>
            <table:table-row>
              <table:table-cell office:value-type="string">
                <text:p>Alkaid</text:p>
              </table:table-cell>
              <table:table-cell office:value-type="float" office:value="26.864538362126">
                <text:p>26.864538362126</text:p>
              </table:table-cell>
              <table:table-cell office:value-type="float" office:value="87.7755861998583">
                <text:p>87.7755861998583</text:p>
              </table:table-cell>
            </table:table-row>
            <table:table-row>
              <table:table-cell office:value-type="string">
                <text:p>Mizar</text:p>
              </table:table-cell>
              <table:table-cell office:value-type="float" office:value="32.3279352486537">
                <text:p>32.3279352486537</text:p>
              </table:table-cell>
              <table:table-cell office:value-type="float" office:value="87.0283843257379">
                <text:p>87.0283843257379</text:p>
              </table:table-cell>
            </table:table-row>
            <table:table-row>
              <table:table-cell office:value-type="string">
                <text:p>Alioth</text:p>
              </table:table-cell>
              <table:table-cell office:value-type="float" office:value="40.40636212898">
                <text:p>40.40636212898</text:p>
              </table:table-cell>
              <table:table-cell office:value-type="float" office:value="86.8269130783429">
                <text:p>86.8269130783429</text:p>
              </table:table-cell>
            </table:table-row>
            <table:table-row>
              <table:table-cell office:value-type="string">
                <text:p>Megrez</text:p>
              </table:table-cell>
              <table:table-cell office:value-type="float" office:value="49.500796289881">
                <text:p>49.500796289881</text:p>
              </table:table-cell>
              <table:table-cell office:value-type="float" office:value="86.0769048070402">
                <text:p>86.0769048070402</text:p>
              </table:table-cell>
            </table:table-row>
            <table:table-row>
              <table:table-cell office:value-type="string">
                <text:p>Phecda</text:p>
              </table:table-cell>
              <table:table-cell office:value-type="float" office:value="55.0385165518195">
                <text:p>55.0385165518195</text:p>
              </table:table-cell>
              <table:table-cell office:value-type="float" office:value="79.9706815759199">
                <text:p>79.9706815759199</text:p>
              </table:table-cell>
            </table:table-row>
            <table:table-row>
              <table:table-cell office:value-type="string">
                <text:p>Merak</text:p>
              </table:table-cell>
              <table:table-cell office:value-type="float" office:value="63.6574010217049">
                <text:p>63.6574010217049</text:p>
              </table:table-cell>
              <table:table-cell office:value-type="float" office:value="82.2319907914654">
                <text:p>82.2319907914654</text:p>
              </table:table-cell>
            </table:table-row>
            <table:table-row>
              <table:table-cell office:value-type="string">
                <text:p>Dubhe</text:p>
              </table:table-cell>
              <table:table-cell office:value-type="float" office:value="91.0333208380389">
                <text:p>91.0333208380389</text:p>
              </table:table-cell>
              <table:table-cell office:value-type="float" office:value="108.348263132374">
                <text:p>108.348263132374</text:p>
              </table:table-cell>
            </table:table-row>
            <table:table-row>
              <table:table-cell office:value-type="string">
                <text:p>Row 12</text:p>
              </table:table-cell>
              <table:table-cell office:value-type="float" office:value="1.#NAN">
                <text:p>1.#NAN</text:p>
              </table:table-cell>
              <table:table-cell office:value-type="float" office:value="1.#NAN">
                <text:p>1.#NAN</text:p>
              </table:table-cell>
            </table:table-row>
            <table:table-row>
              <table:table-cell office:value-type="string">
                <text:p>Earth</text:p>
              </table:table-cell>
              <table:table-cell office:value-type="float" office:value="10">
                <text:p>10</text:p>
              </table:table-cell>
              <table:table-cell office:value-type="float" office:value="60">
                <text:p>60</text:p>
              </table:table-cell>
            </table:table-row>
            <table:table-row>
              <table:table-cell office:value-type="string">
                <text:p>Row 14</text:p>
              </table:table-cell>
              <table:table-cell office:value-type="float" office:value="1.#NAN">
                <text:p>1.#NAN</text:p>
              </table:table-cell>
              <table:table-cell office:value-type="float" office:value="1.#NAN">
                <text:p>1.#NAN</text:p>
              </table:table-cell>
            </table:table-row>
            <table:table-row>
              <table:table-cell office:value-type="string">
                <text:p>Castor</text:p>
              </table:table-cell>
              <table:table-cell office:value-type="float" office:value="71.6101370800997">
                <text:p>71.6101370800997</text:p>
              </table:table-cell>
              <table:table-cell office:value-type="float" office:value="60.9601870486594">
                <text:p>60.9601870486594</text:p>
              </table:table-cell>
            </table:table-row>
            <table:table-row>
              <table:table-cell office:value-type="string">
                <text:p>Pollux</text:p>
              </table:table-cell>
              <table:table-cell office:value-type="float" office:value="50.2277109339852">
                <text:p>50.2277109339852</text:p>
              </table:table-cell>
              <table:table-cell office:value-type="float" office:value="57.3630416653485">
                <text:p>57.3630416653485</text:p>
              </table:table-cell>
            </table:table-row>
            <table:table-row>
              <table:table-cell office:value-type="string">
                <text:p>Regulus</text:p>
              </table:table-cell>
              <table:table-cell office:value-type="float" office:value="71.9713302218745">
                <text:p>71.9713302218745</text:p>
              </table:table-cell>
              <table:table-cell office:value-type="float" office:value="11.8441412481975">
                <text:p>11.8441412481975</text:p>
              </table:table-cell>
            </table:table-row>
            <table:table-row>
              <table:table-cell office:value-type="string">
                <text:p>Vega</text:p>
              </table:table-cell>
              <table:table-cell office:value-type="float" office:value="-4.66050968680477">
                <text:p>-4.66050968680477</text:p>
              </table:table-cell>
              <table:table-cell office:value-type="float" office:value="81.2643925866287">
                <text:p>81.2643925866287</text:p>
              </table:table-cell>
            </table:table-row>
            <table:table-row>
              <table:table-cell office:value-type="string">
                <text:p>Aldebaran</text:p>
              </table:table-cell>
              <table:table-cell office:value-type="float" office:value="78.7817638783328">
                <text:p>78.7817638783328</text:p>
              </table:table-cell>
              <table:table-cell office:value-type="float" office:value="81.4070849561848">
                <text:p>81.4070849561848</text:p>
              </table:table-cell>
            </table:table-row>
            <table:table-row>
              <table:table-cell office:value-type="string">
                <text:p>Fomalhaut</text:p>
              </table:table-cell>
              <table:table-cell office:value-type="float" office:value="-7.04272613387866">
                <text:p>-7.04272613387866</text:p>
              </table:table-cell>
              <table:table-cell office:value-type="float" office:value="67.8922702302108">
                <text:p>67.8922702302108</text:p>
              </table:table-cell>
            </table:table-row>
          </table:table-rows>
        </table:table>
      </chart:chart>
    </office:char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